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55.4pt"/>
    </style:style>
    <style:style style:name="co3" style:family="table-column">
      <style:table-column-properties fo:break-before="auto" style:column-width="166.71pt"/>
    </style:style>
    <style:style style:name="co4" style:family="table-column">
      <style:table-column-properties fo:break-before="auto" style:column-width="120.39pt"/>
    </style:style>
    <style:style style:name="co5" style:family="table-column">
      <style:table-column-properties fo:break-before="auto" style:column-width="118.86pt"/>
    </style:style>
    <style:style style:name="co6" style:family="table-column">
      <style:table-column-properties fo:break-before="auto" style:column-width="145.11pt"/>
    </style:style>
    <style:style style:name="co7" style:family="table-column">
      <style:table-column-properties fo:break-before="auto" style:column-width="736.55pt"/>
    </style:style>
    <style:style style:name="co8" style:family="table-column">
      <style:table-column-properties fo:break-before="auto" style:column-width="127.36pt"/>
    </style:style>
    <style:style style:name="co9" style:family="table-column">
      <style:table-column-properties fo:break-before="auto" style:column-width="47.31pt"/>
    </style:style>
    <style:style style:name="co10" style:family="table-column">
      <style:table-column-properties fo:break-before="auto" style:column-width="35.74pt"/>
    </style:style>
    <style:style style:name="co11" style:family="table-column">
      <style:table-column-properties fo:break-before="auto" style:column-width="105.19pt"/>
    </style:style>
    <style:style style:name="co12" style:family="table-column">
      <style:table-column-properties fo:break-before="auto" style:column-width="38.81pt"/>
    </style:style>
    <style:style style:name="co13" style:family="table-column">
      <style:table-column-properties fo:break-before="auto" style:column-width="63.5pt"/>
    </style:style>
    <style:style style:name="co14" style:family="table-column">
      <style:table-column-properties fo:break-before="auto" style:column-width="60.21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81.81pt"/>
    </style:style>
    <style:style style:name="co17" style:family="table-column">
      <style:table-column-properties fo:break-before="auto" style:column-width="77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aa2"/>
    </style:style>
    <style:style style:name="ce2" style:family="table-cell" style:parent-style-name="Default">
      <style:table-cell-properties style:shrink-to-fit="true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automatica_task_environments_cluster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100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sequence_clustered</text:p>
          </table:table-cell>
          <table:table-cell table:style-name="ce2" office:value-type="string" calcext:value-type="string">
            <text:p>objects_clustered</text:p>
          </table:table-cell>
          <table:table-cell table:style-name="ce2" office:value-type="string" calcext:value-type="string">
            <text:p>coordinates</text:p>
          </table:table-cell>
          <table:table-cell office:value-type="string" calcext:value-type="string">
            <text:p>coordinates_clustered</text:p>
          </table:table-cell>
          <table:table-cell office:value-type="string" calcext:value-type="string">
            <text:p>start_coordinates</text:p>
          </table:table-cell>
          <table:table-cell office:value-type="string" calcext:value-type="string">
            <text:p>strong_k</text:p>
          </table:table-cell>
          <table:table-cell office:value-type="string" calcext:value-type="string">
            <text:p>mid_k</text:p>
          </table:table-cell>
          <table:table-cell office:value-type="string" calcext:value-type="string">
            <text:p>no_k</text:p>
          </table:table-cell>
          <table:table-cell table:style-name="Default" office:value-type="string" calcext:value-type="string">
            <text:p>food_k</text:p>
          </table:table-cell>
          <table:table-cell office:value-type="string" calcext:value-type="string">
            <text:p>containmen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error_clustered</text:p>
          </table:table-cell>
          <table:table-cell office:value-type="string" calcext:value-type="string">
            <text:p>length_clustered</text:p>
          </table:table-cell>
          <table:table-cell table:number-columns-repeated="100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cgkr</text:p>
          </table:table-cell>
          <table:table-cell table:style-name="ce1" office:value-type="string" calcext:value-type="string">
            <text:p>p,o,c,g,k,r</text:p>
          </table:table-cell>
          <table:table-cell table:style-name="ce1" office:value-type="string" calcext:value-type="string">
            <text:p>pocgz</text:p>
          </table:table-cell>
          <table:table-cell table:style-name="ce1" office:value-type="string" calcext:value-type="string">
            <text:p>p,o,c,g,z</text:p>
          </table:table-cell>
          <table:table-cell table:number-columns-repeated="2" table:style-name="ce1" office:value-type="string" calcext:value-type="string">
            <text:p>p: (0.008034,0.957082,0.6890539999999999);o: (-0.185,0.928,0.48103500000000005);c: (-0.525007,0.923283,0.438);g: (-0.595001,1.233,0.468999);k: (-0.030993,0.7334229999999999,0.530651);r: (-0.606068,0.743321,0.524829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c,g,k,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table:formula="of:=LEN([.B2])" office:value-type="float" office:value="6" calcext:value-type="float">
            <text:p>6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table:formula="of:=LEN([.D2])" office:value-type="float" office:value="5" calcext:value-type="float">
            <text:p>5</text:p>
          </table:table-cell>
          <table:table-cell table:style-name="ce1"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gwpcffkkss</text:p>
          </table:table-cell>
          <table:table-cell office:value-type="string" calcext:value-type="string">
            <text:p>c,g,w,p,c,f,f,k,k,s,s</text:p>
          </table:table-cell>
          <table:table-cell office:value-type="string" calcext:value-type="string">
            <text:p>cgwpdz</text:p>
          </table:table-cell>
          <table:table-cell/>
          <table:table-cell table:number-columns-repeated="2" office:value-type="string" calcext:value-type="string">
            <text:p>c: (-0.525007,0.923283,0.438);g: (-0.595001,1.233,0.468999);w: (-0.196022,1.35572,0.466005);p: (0.008034,0.957082,0.6890539999999999);c: (-0.66,0.9232809999999999,0.438);f: (-0.251825,0.744246,0.557668);f: (-0.20802600000000002,0.7442439999999999,0.557671);k: (-0.07699199999999999,0.733425,0.531662);k: (-0.030993,0.7334229999999999,0.530651);s: (0.10966,0.7466,0.505875);s: (0.071911,0.746328,0.519848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fsfksppwwggg</text:p>
          </table:table-cell>
          <table:table-cell office:value-type="string" calcext:value-type="string">
            <text:p>k,f,s,f,k,s,p,p,w,w,g,g,g</text:p>
          </table:table-cell>
          <table:table-cell office:value-type="string" calcext:value-type="string">
            <text:p>zpwg</text:p>
          </table:table-cell>
          <table:table-cell/>
          <table:table-cell table:number-columns-repeated="2" office:value-type="string" calcext:value-type="string">
            <text:p>k: (-0.07699199999999999,0.733425,0.531662);f: (-0.165225,0.7442479999999999,0.557615);s: (0.146585,0.7467189999999999,0.516146);f: (-0.251825,0.744246,0.557668);k: (-0.030993,0.7334229999999999,0.530651);s: (0.10966,0.7466,0.505875);p: (0.008034,0.957082,0.6890539999999999);p: (0.008041,0.9296049999999999,0.68902);w: (-0.196022,1.35572,0.466005);w: (-0.05700499999999999,1.35572,0.46601800000000004);g: (-0.595001,1.233,0.468999);g: (-0.7159989999999999,1.23301,0.469001);g: (-0.8379989999999999,1.233,0.468999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pfkswwkfsococggg</text:p>
          </table:table-cell>
          <table:table-cell office:value-type="string" calcext:value-type="string">
            <text:p>p,p,f,k,s,w,w,k,f,s,o,c,o,c,g,g,g</text:p>
          </table:table-cell>
          <table:table-cell office:value-type="string" calcext:value-type="string">
            <text:p>pzwyocndg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f: (-0.165225,0.7442479999999999,0.557615);k: (-0.07699199999999999,0.733425,0.531662);s: (0.10966,0.7466,0.505875);w: (0.083,1.35572,0.466);w: (-0.196022,1.35572,0.466005);k: (0.002996,0.733422,0.533535);f: (-0.251825,0.744246,0.557668);s: (0.071911,0.746328,0.519848);o: (-0.185,0.928,0.48103500000000005);c: (-0.525007,0.923283,0.438);o: (-0.18499200000000002,0.915077,0.481025);c: (-0.66,0.9232809999999999,0.438);g: (-0.595001,1.233,0.468999);g: (-0.7159989999999999,1.23301,0.469001);g: (-0.8379989999999999,1.233,0.468999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wptgkfsoc</text:p>
          </table:table-cell>
          <table:table-cell table:style-name="ce1" office:value-type="string" calcext:value-type="string">
            <text:p>w,p,t,g,k,f,s,o,c</text:p>
          </table:table-cell>
          <table:table-cell table:style-name="ce1" office:value-type="string" calcext:value-type="string">
            <text:p>wptgzoc</text:p>
          </table:table-cell>
          <table:table-cell table:style-name="ce1" office:value-type="string" calcext:value-type="string">
            <text:p>w,p,t,g,z,o,c</text:p>
          </table:table-cell>
          <table:table-cell table:number-columns-repeated="2" table:style-name="ce1" office:value-type="string" calcext:value-type="string">
            <text:p>w: (-0.196022,1.35572,0.466005);p: (0.008034,0.957082,0.6890539999999999);t: (-0.649,1.52939,0.68);g: (-0.595001,1.233,0.468999);k: (-0.030993,0.7334229999999999,0.530651);f: (-0.165225,0.7442479999999999,0.557615);s: (0.10966,0.7466,0.505875);o: (-0.185,0.928,0.48103500000000005);c: (-0.525007,0.923283,0.438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w,g,k,f,s,c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806" calcext:value-type="float">
            <text:p>0.806</text:p>
          </table:table-cell>
          <table:table-cell table:style-name="ce1" table:formula="of:=LEN([.B6])" office:value-type="float" office:value="9" calcext:value-type="float">
            <text:p>9</text:p>
          </table:table-cell>
          <table:table-cell table:style-name="ce1" office:value-type="float" office:value="0.756" calcext:value-type="float">
            <text:p>0.756</text:p>
          </table:table-cell>
          <table:table-cell table:style-name="ce1" table:formula="of:=LEN([.D6])" office:value-type="float" office:value="7" calcext:value-type="float">
            <text:p>7</text:p>
          </table:table-cell>
          <table:table-cell table:style-name="ce1" table:number-columns-repeated="100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wfkg</text:p>
          </table:table-cell>
          <table:table-cell table:style-name="ce1" office:value-type="string" calcext:value-type="string">
            <text:p>p,w,f,k,g</text:p>
          </table:table-cell>
          <table:table-cell table:style-name="ce1" office:value-type="string" calcext:value-type="string">
            <text:p>pwzg</text:p>
          </table:table-cell>
          <table:table-cell table:style-name="ce1" office:value-type="string" calcext:value-type="string">
            <text:p>p,w,z,g</text:p>
          </table:table-cell>
          <table:table-cell table:style-name="ce1" office:value-type="string" calcext:value-type="string">
            <text:p>p: (0.008034,0.957082,0.6890539999999999);p: (0.008041,0.9296049999999999,0.68902);p: (0.008001000000000001,0.902166,0.689002);w: (-0.196022,1.35572,0.466005);w: (-0.05700499999999999,1.35572,0.46601800000000004);w: (0.083,1.35572,0.466);f: (-0.251825,0.744246,0.557668);f: (-0.165225,0.7442479999999999,0.557615);f: (-0.20802600000000002,0.7442439999999999,0.557671);k: (0.002996,0.733422,0.533535);k: (-0.030993,0.7334229999999999,0.530651);k: (-0.07699199999999999,0.733425,0.531662);g: (-0.595001,1.233,0.468999);g: (-0.7159989999999999,1.23301,0.469001);g: (-0.8379989999999999,1.233,0.468999)</text:p>
          </table:table-cell>
          <table:table-cell table:style-name="ce1" office:value-type="string" calcext:value-type="string">
            <text:p>p: (0.008034,0.957082,0.6890539999999999);p1: (0.008041,0.9296049999999999,0.68902);p2: (0.008001000000000001,0.902166,0.689002);w: (-0.196022,1.35572,0.466005);w1: (-0.05700499999999999,1.35572,0.46601800000000004);w2: (0.083,1.35572,0.466);f: (-0.251825,0.744246,0.557668);f1: (-0.165225,0.7442479999999999,0.557615);f2: (-0.20802600000000002,0.7442439999999999,0.557671);k: (0.002996,0.733422,0.533535);k1: (-0.030993,0.7334229999999999,0.530651);k2: (-0.07699199999999999,0.733425,0.531662);g: (-0.595001,1.233,0.468999);g1: (-0.7159989999999999,1.23301,0.469001);g2: (-0.8379989999999999,1.233,0.468999)</text:p>
          </table:table-cell>
          <table:table-cell table:style-name="ce1" office:value-type="string" calcext:value-type="string">
            <text:p>[-0.451354,-0.413918,0.156247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w,f,k,g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table:formula="of:=LEN([.B7])" office:value-type="float" office:value="5" calcext:value-type="float">
            <text:p>5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table:formula="of:=LEN([.D7])" office:value-type="float" office:value="4" calcext:value-type="float">
            <text:p>4</text:p>
          </table:table-cell>
          <table:table-cell table:style-name="ce1" table:number-columns-repeated="100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powcer</text:p>
          </table:table-cell>
          <table:table-cell table:style-name="ce1" office:value-type="string" calcext:value-type="string">
            <text:p>p,o,w,c,e,r</text:p>
          </table:table-cell>
          <table:table-cell table:style-name="ce1" office:value-type="string" calcext:value-type="string">
            <text:p>powcz</text:p>
          </table:table-cell>
          <table:table-cell table:style-name="ce1" office:value-type="string" calcext:value-type="string">
            <text:p>p,o,w,c,z</text:p>
          </table:table-cell>
          <table:table-cell table:style-name="ce1" office:value-type="string" calcext:value-type="string">
            <text:p>p: (0.008034,0.957082,0.6890539999999999);p: (0.008041,0.9296049999999999,0.68902);o: (-0.18499200000000002,0.915077,0.481025);o: (-0.185,0.928,0.48103500000000005);w: (-0.05700499999999999,1.35572,0.46601800000000004);w: (-0.196022,1.35572,0.466005);c: (-0.66,0.9232809999999999,0.438);c: (-0.525007,0.923283,0.438);e: (-0.7940520000000001,0.7428739999999999,0.503884);e: (-0.765776,0.742873,0.515548);r: (-0.500441,0.743324,0.5217109999999999);r: (-0.606068,0.743321,0.524829)</text:p>
          </table:table-cell>
          <table:table-cell table:style-name="ce1" office:value-type="string" calcext:value-type="string">
            <text:p>p: (0.008034,0.957082,0.6890539999999999);p1: (0.008041,0.9296049999999999,0.68902);o: (-0.18499200000000002,0.915077,0.481025);o1: (-0.185,0.928,0.48103500000000005);w: (-0.05700499999999999,1.35572,0.46601800000000004);w1: (-0.196022,1.35572,0.466005);c: (-0.66,0.9232809999999999,0.438);c1: (-0.525007,0.923283,0.438);e: (-0.7940520000000001,0.7428739999999999,0.503884);e1: (-0.765776,0.742873,0.515548);r: (-0.500441,0.743324,0.5217109999999999);r1: (-0.606068,0.743321,0.524829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w,c,e,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table:formula="of:=LEN([.B8])" office:value-type="float" office:value="6" calcext:value-type="float">
            <text:p>6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table:formula="of:=LEN([.D8])" office:value-type="float" office:value="5" calcext:value-type="float">
            <text:p>5</text:p>
          </table:table-cell>
          <table:table-cell table:style-name="ce1" table:number-columns-repeated="100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oppreerkk</text:p>
          </table:table-cell>
          <table:table-cell office:value-type="string" calcext:value-type="string">
            <text:p>c,o,o,p,p,r,e,e,r,k,k</text:p>
          </table:table-cell>
          <table:table-cell office:value-type="string" calcext:value-type="string">
            <text:p>copz</text:p>
          </table:table-cell>
          <table:table-cell/>
          <table:table-cell table:number-columns-repeated="2" office:value-type="string" calcext:value-type="string">
            <text:p>c: (-0.7949970000000001,0.9232809999999999,0.438);o: (-0.185,0.928,0.48103500000000005);o: (-0.18499200000000002,0.915077,0.481025);p: (0.008034,0.957082,0.6890539999999999);p: (0.008041,0.9296049999999999,0.68902);r: (-0.606068,0.743321,0.524829);e: (-0.7940520000000001,0.7428739999999999,0.503884);e: (-0.765776,0.742873,0.515548);r: (-0.500441,0.743324,0.5217109999999999);k: (-0.07699199999999999,0.733425,0.531662);k: (-0.030993,0.7334229999999999,0.53065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woppoffkkssskf</text:p>
          </table:table-cell>
          <table:table-cell office:value-type="string" calcext:value-type="string">
            <text:p>w,w,o,p,p,o,f,f,k,k,s,s,s,k,f</text:p>
          </table:table-cell>
          <table:table-cell office:value-type="string" calcext:value-type="string">
            <text:p>wopnz</text:p>
          </table:table-cell>
          <table:table-cell/>
          <table:table-cell table:number-columns-repeated="2" office:value-type="string" calcext:value-type="string">
            <text:p>w: (-0.196022,1.35572,0.466005);w: (-0.05700499999999999,1.35572,0.46601800000000004);o: (-0.185,0.928,0.48103500000000005);p: (0.008034,0.957082,0.6890539999999999);p: (0.008041,0.9296049999999999,0.68902);o: (-0.18499200000000002,0.915077,0.481025);f: (-0.251825,0.744246,0.557668);f: (-0.20802600000000002,0.7442439999999999,0.557671);k: (0.002996,0.733422,0.533535);k: (-0.030993,0.7334229999999999,0.530651);s: (0.10966,0.7466,0.505875);s: (0.146585,0.7467189999999999,0.516146);s: (0.071911,0.746328,0.519848);k: (-0.07699199999999999,0.733425,0.531662);f: (-0.165225,0.7442479999999999,0.557615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pwpwgcoc</text:p>
          </table:table-cell>
          <table:table-cell office:value-type="string" calcext:value-type="string">
            <text:p>o,p,w,p,w,g,c,o,c</text:p>
          </table:table-cell>
          <table:table-cell office:value-type="string" calcext:value-type="string">
            <text:p>opwqxgcnd</text:p>
          </table:table-cell>
          <table:table-cell/>
          <table:table-cell table:number-columns-repeated="2" office:value-type="string" calcext:value-type="string">
            <text:p>o: (-0.185,0.928,0.48103500000000005);p: (0.008034,0.957082,0.6890539999999999);w: (-0.196022,1.35572,0.466005);p: (0.008041,0.9296049999999999,0.68902);w: (-0.05700499999999999,1.35572,0.46601800000000004);g: (-0.7159989999999999,1.23301,0.469001);c: (-0.525007,0.923283,0.438);o: (-0.18499200000000002,0.915077,0.481025);c: (-0.66,0.9232809999999999,0.438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pooccrrfksfks</text:p>
          </table:table-cell>
          <table:table-cell office:value-type="string" calcext:value-type="string">
            <text:p>p,p,o,o,c,c,r,r,f,k,s,f,k,s</text:p>
          </table:table-cell>
          <table:table-cell office:value-type="string" calcext:value-type="string">
            <text:p>pocz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r: (-0.606068,0.743321,0.524829);r: (-0.500441,0.743324,0.5217109999999999);f: (-0.251825,0.744246,0.557668);k: (-0.030993,0.7334229999999999,0.530651);s: (0.071911,0.746328,0.519848);f: (-0.20802600000000002,0.7442439999999999,0.557671);k: (0.002996,0.733422,0.533535);s: (0.146585,0.7467189999999999,0.516146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gpogpoc</text:p>
          </table:table-cell>
          <table:table-cell office:value-type="string" calcext:value-type="string">
            <text:p>c,g,p,o,g,p,o,c</text:p>
          </table:table-cell>
          <table:table-cell office:value-type="string" calcext:value-type="string">
            <text:p>cgpohqnd</text:p>
          </table:table-cell>
          <table:table-cell/>
          <table:table-cell table:number-columns-repeated="2" office:value-type="string" calcext:value-type="string">
            <text:p>c: (-0.525007,0.923283,0.438);g: (-0.7159989999999999,1.23301,0.469001);p: (0.008041,0.9296049999999999,0.68902);o: (-0.18499200000000002,0.915077,0.481025);g: (-0.595001,1.233,0.468999);p: (0.008034,0.957082,0.6890539999999999);o: (-0.185,0.928,0.48103500000000005);c: (-0.66,0.9232809999999999,0.438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pwwooccggfkkfssrere</text:p>
          </table:table-cell>
          <table:table-cell office:value-type="string" calcext:value-type="string">
            <text:p>p,p,w,w,o,o,c,c,g,g,f,k,k,f,s,s,r,e,r,e</text:p>
          </table:table-cell>
          <table:table-cell office:value-type="string" calcext:value-type="string">
            <text:p>pwocgz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w: (-0.196022,1.35572,0.466005);w: (-0.05700499999999999,1.35572,0.46601800000000004);o: (-0.18499200000000002,0.90217,0.481005);o: (-0.18499200000000002,0.915077,0.481025);c: (-0.525007,0.923283,0.438);c: (-0.66,0.9232809999999999,0.438);g: (-0.595001,1.233,0.468999);g: (-0.7159989999999999,1.23301,0.469001);f: (-0.165225,0.7442479999999999,0.557615);k: (-0.030993,0.7334229999999999,0.530651);k: (-0.07699199999999999,0.733425,0.531662);f: (-0.251825,0.744246,0.557668);s: (0.10966,0.7466,0.505875);s: (0.146585,0.7467189999999999,0.516146);r: (-0.500441,0.743324,0.5217109999999999);e: (-0.7940520000000001,0.7428739999999999,0.503884);r: (-0.606068,0.743321,0.524829);e: (-0.765776,0.742873,0.515548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ocwgrk</text:p>
          </table:table-cell>
          <table:table-cell table:style-name="ce1" office:value-type="string" calcext:value-type="string">
            <text:p>o,c,w,g,r,k</text:p>
          </table:table-cell>
          <table:table-cell table:style-name="ce1" office:value-type="string" calcext:value-type="string">
            <text:p>ocwgz</text:p>
          </table:table-cell>
          <table:table-cell table:style-name="ce1" office:value-type="string" calcext:value-type="string">
            <text:p>o,c,w,g,z</text:p>
          </table:table-cell>
          <table:table-cell table:number-columns-repeated="2" table:style-name="ce1" office:value-type="string" calcext:value-type="string">
            <text:p>o: (-0.185,0.928,0.48103500000000005);c: (-0.525007,0.923283,0.438);w: (-0.196022,1.35572,0.466005);g: (-0.595001,1.233,0.468999);r: (-0.606068,0.743321,0.524829);k: (-0.030993,0.7334229999999999,0.530651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c,w,g,r,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table:formula="of:=LEN([.B15])" office:value-type="float" office:value="6" calcext:value-type="float">
            <text:p>6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table:formula="of:=LEN([.D15])" office:value-type="float" office:value="5" calcext:value-type="float">
            <text:p>5</text:p>
          </table:table-cell>
          <table:table-cell table:style-name="ce1" table:number-columns-repeated="100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wpgsfk</text:p>
          </table:table-cell>
          <table:table-cell table:style-name="ce1" office:value-type="string" calcext:value-type="string">
            <text:p>w,p,g,s,f,k</text:p>
          </table:table-cell>
          <table:table-cell table:style-name="ce1" office:value-type="string" calcext:value-type="string">
            <text:p>wpgz</text:p>
          </table:table-cell>
          <table:table-cell table:style-name="ce1" office:value-type="string" calcext:value-type="string">
            <text:p>w,p,g,z</text:p>
          </table:table-cell>
          <table:table-cell table:number-columns-repeated="2" table:style-name="ce1" office:value-type="string" calcext:value-type="string">
            <text:p>w: (-0.196022,1.35572,0.466005);p: (0.008034,0.957082,0.6890539999999999);g: (-0.595001,1.233,0.468999);s: (0.10966,0.7466,0.505875);f: (-0.251825,0.744246,0.557668);k: (-0.030993,0.7334229999999999,0.530651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w,g,s,f,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table:formula="of:=LEN([.B16])" office:value-type="float" office:value="6" calcext:value-type="float">
            <text:p>6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table:formula="of:=LEN([.D16])" office:value-type="float" office:value="4" calcext:value-type="float">
            <text:p>4</text:p>
          </table:table-cell>
          <table:table-cell table:style-name="ce1" table:number-columns-repeated="100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pwofsg</text:p>
          </table:table-cell>
          <table:table-cell table:style-name="ce1" office:value-type="string" calcext:value-type="string">
            <text:p>p,w,o,f,s,g</text:p>
          </table:table-cell>
          <table:table-cell table:style-name="ce1" office:value-type="string" calcext:value-type="string">
            <text:p>pwozg</text:p>
          </table:table-cell>
          <table:table-cell table:style-name="ce1" office:value-type="string" calcext:value-type="string">
            <text:p>p,w,o,z,g</text:p>
          </table:table-cell>
          <table:table-cell table:number-columns-repeated="2" table:style-name="ce1" office:value-type="string" calcext:value-type="string">
            <text:p>p: (0.008034,0.957082,0.6890539999999999);w: (-0.196022,1.35572,0.466005);o: (-0.185,0.928,0.48103500000000005);f: (-0.165225,0.7442479999999999,0.557615);s: (0.10966,0.7466,0.505875);g: (-0.595001,1.233,0.468999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w,f,s,g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table:formula="of:=LEN([.B17])" office:value-type="float" office:value="6" calcext:value-type="float">
            <text:p>6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table:formula="of:=LEN([.D17])" office:value-type="float" office:value="5" calcext:value-type="float">
            <text:p>5</text:p>
          </table:table-cell>
          <table:table-cell table:style-name="ce1" table:number-columns-repeated="100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pocpocwwwgggkkkfs</text:p>
          </table:table-cell>
          <table:table-cell office:value-type="string" calcext:value-type="string">
            <text:p>p,p,o,c,p,o,c,w,w,w,g,g,g,k,k,k,f,s</text:p>
          </table:table-cell>
          <table:table-cell office:value-type="string" calcext:value-type="string">
            <text:p>pocqndwgz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o: (-0.185,0.928,0.48103500000000005);c: (-0.525007,0.923283,0.438);p: (0.008001000000000001,0.902166,0.689002);o: (-0.18499200000000002,0.915077,0.481025);c: (-0.66,0.9232809999999999,0.438);w: (-0.196022,1.35572,0.466005);w: (-0.05700499999999999,1.35572,0.46601800000000004);w: (0.083,1.35572,0.466);g: (-0.595001,1.233,0.468999);g: (-0.7159989999999999,1.23301,0.469001);g: (-0.8379989999999999,1.233,0.468999);k: (0.002996,0.733422,0.533535);k: (-0.030993,0.7334229999999999,0.530651);k: (-0.07699199999999999,0.733425,0.531662);f: (-0.165225,0.7442479999999999,0.557615);s: (0.10966,0.7466,0.505875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pooccgwwg</text:p>
          </table:table-cell>
          <table:table-cell office:value-type="string" calcext:value-type="string">
            <text:p>p,p,o,o,c,c,g,w,w,g</text:p>
          </table:table-cell>
          <table:table-cell office:value-type="string" calcext:value-type="string">
            <text:p>pocgwh</text:p>
          </table:table-cell>
          <table:table-cell/>
          <table:table-cell table:number-columns-repeated="2" office:value-type="string" calcext:value-type="string">
            <text:p>p: (0.008041,0.9296049999999999,0.68902);p: (0.008001000000000001,0.902166,0.689002);o: (-0.185,0.928,0.48103500000000005);o: (-0.18499200000000002,0.915077,0.481025);c: (-0.525007,0.923283,0.438);c: (-0.66,0.9232809999999999,0.438);g: (-0.595001,1.233,0.468999);w: (-0.196022,1.35572,0.466005);w: (-0.05700499999999999,1.35572,0.46601800000000004);g: (-0.7159989999999999,1.23301,0.46900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pwwggoocckfsfksrreet</text:p>
          </table:table-cell>
          <table:table-cell office:value-type="string" calcext:value-type="string">
            <text:p>p,p,w,w,g,g,o,o,c,c,k,f,s,f,k,s,r,r,e,e,t</text:p>
          </table:table-cell>
          <table:table-cell office:value-type="string" calcext:value-type="string">
            <text:p>pwgoczt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w: (0.083,1.35572,0.466);w: (-0.05700499999999999,1.35572,0.46601800000000004);g: (-0.595001,1.233,0.468999);g: (-0.7159989999999999,1.23301,0.469001);o: (-0.18499200000000002,0.915077,0.481025);o: (-0.185,0.928,0.48103500000000005);c: (-0.66,0.9232809999999999,0.438);c: (-0.525007,0.923283,0.438);k: (0.002996,0.733422,0.533535);f: (-0.165225,0.7442479999999999,0.557615);s: (0.10966,0.7466,0.505875);f: (-0.20802600000000002,0.7442439999999999,0.557671);k: (-0.030993,0.7334229999999999,0.530651);s: (0.071911,0.746328,0.519848);r: (-0.500441,0.743324,0.5217109999999999);r: (-0.606068,0.743321,0.524829);e: (-0.765776,0.742873,0.515548);e: (-0.7940520000000001,0.7428739999999999,0.503884);t: (-0.649,1.52939,0.68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ooccppwwggfkskfsrere</text:p>
          </table:table-cell>
          <table:table-cell office:value-type="string" calcext:value-type="string">
            <text:p>o,o,c,c,p,p,w,w,g,g,f,k,s,k,f,s,r,e,r,e</text:p>
          </table:table-cell>
          <table:table-cell office:value-type="string" calcext:value-type="string">
            <text:p>ocpwgz</text:p>
          </table:table-cell>
          <table:table-cell/>
          <table:table-cell table:number-columns-repeated="2" office:value-type="string" calcext:value-type="string">
            <text:p>o: (-0.185,0.928,0.48103500000000005);o: (-0.18499200000000002,0.915077,0.481025);c: (-0.525007,0.923283,0.438);c: (-0.66,0.9232809999999999,0.438);p: (0.008034,0.957082,0.6890539999999999);p: (0.008041,0.9296049999999999,0.68902);w: (-0.196022,1.35572,0.466005);w: (-0.05700499999999999,1.35572,0.46601800000000004);g: (-0.595001,1.233,0.468999);g: (-0.7159989999999999,1.23301,0.469001);f: (-0.20802600000000002,0.7442439999999999,0.557671);k: (-0.030993,0.7334229999999999,0.530651);s: (0.10966,0.7466,0.505875);k: (-0.07699199999999999,0.733425,0.531662);f: (-0.251825,0.744246,0.557668);s: (0.146585,0.7467189999999999,0.516146);r: (-0.500441,0.743324,0.5217109999999999);e: (-0.765776,0.742873,0.515548);r: (-0.606068,0.743321,0.524829);e: (-0.7940520000000001,0.7428739999999999,0.503884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ccoooppwwgwpresk</text:p>
          </table:table-cell>
          <table:table-cell office:value-type="string" calcext:value-type="string">
            <text:p>c,c,c,o,o,o,p,p,w,w,g,w,p,r,e,s,k</text:p>
          </table:table-cell>
          <table:table-cell office:value-type="string" calcext:value-type="string">
            <text:p>copwgxqz</text:p>
          </table:table-cell>
          <table:table-cell/>
          <table:table-cell table:number-columns-repeated="2" office:value-type="string" calcext:value-type="string">
            <text:p>c: (-0.525007,0.923283,0.438);c: (-0.7949970000000001,0.9232809999999999,0.438);c: (-0.66,0.9232809999999999,0.438);o: (-0.185,0.928,0.48103500000000005);o: (-0.18499200000000002,0.915077,0.481025);o: (-0.18499300000000002,0.902176,0.48100600000000004);p: (0.008034,0.957082,0.6890539999999999);p: (0.008041,0.9296049999999999,0.68902);w: (-0.196022,1.35572,0.466005);w: (-0.05700499999999999,1.35572,0.46601800000000004);g: (-0.595001,1.233,0.468999);w: (0.083,1.35572,0.466);p: (0.008001000000000001,0.902166,0.689002);r: (-0.500441,0.743324,0.5217109999999999);e: (-0.7940520000000001,0.7428739999999999,0.503884);s: (0.071911,0.746328,0.519848);k: (-0.07699199999999999,0.733425,0.531662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pwwteerrfkkf</text:p>
          </table:table-cell>
          <table:table-cell office:value-type="string" calcext:value-type="string">
            <text:p>p,p,w,w,t,e,e,r,r,f,k,k,f</text:p>
          </table:table-cell>
          <table:table-cell office:value-type="string" calcext:value-type="string">
            <text:p>pwtz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w: (-0.196022,1.35572,0.466005);w: (-0.05700499999999999,1.35572,0.46601800000000004);t: (-0.649,1.52939,0.68);e: (-0.765776,0.742873,0.515548);e: (-0.7940520000000001,0.7428739999999999,0.503884);r: (-0.606068,0.743321,0.524829);r: (-0.500441,0.743324,0.5217109999999999);f: (-0.251825,0.744246,0.557668);k: (-0.07699199999999999,0.733425,0.531662);k: (-0.030993,0.7334229999999999,0.530651);f: (-0.20802600000000002,0.7442439999999999,0.55767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ooccwwggpfkfkssreer</text:p>
          </table:table-cell>
          <table:table-cell office:value-type="string" calcext:value-type="string">
            <text:p>p,o,o,c,c,w,w,g,g,p,f,k,f,k,s,s,r,e,e,r</text:p>
          </table:table-cell>
          <table:table-cell office:value-type="string" calcext:value-type="string">
            <text:p>pocwgqz</text:p>
          </table:table-cell>
          <table:table-cell/>
          <table:table-cell table:number-columns-repeated="2" office:value-type="string" calcext:value-type="string">
            <text:p>p: (0.008041,0.9296049999999999,0.68902);o: (-0.185,0.928,0.48103500000000005);o: (-0.18499200000000002,0.915077,0.481025);c: (-0.525007,0.923283,0.438);c: (-0.66,0.9232809999999999,0.438);w: (-0.196022,1.35572,0.466005);w: (-0.05700499999999999,1.35572,0.46601800000000004);g: (-0.595001,1.233,0.468999);g: (-0.7159989999999999,1.23301,0.469001);p: (0.008001000000000001,0.902166,0.689002);f: (-0.165225,0.7442479999999999,0.557615);k: (-0.07699199999999999,0.733425,0.531662);f: (-0.20802600000000002,0.7442439999999999,0.557671);k: (-0.030993,0.7334229999999999,0.530651);s: (0.10966,0.7466,0.505875);s: (0.146585,0.7467189999999999,0.516146);r: (-0.500441,0.743324,0.5217109999999999);e: (-0.765776,0.742873,0.515548);e: (-0.7940520000000001,0.7428739999999999,0.503884);r: (-0.606068,0.743321,0.524829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pofcgkrpwgfkssocr</text:p>
          </table:table-cell>
          <table:table-cell office:value-type="string" calcext:value-type="string">
            <text:p>w,p,o,f,c,g,k,r,p,w,g,f,k,s,s,o,c,r</text:p>
          </table:table-cell>
          <table:table-cell office:value-type="string" calcext:value-type="string">
            <text:p>wpozcgyqxhandb</text:p>
          </table:table-cell>
          <table:table-cell/>
          <table:table-cell table:number-columns-repeated="2" office:value-type="string" calcext:value-type="string">
            <text:p>w: (-0.196022,1.35572,0.466005);p: (0.008034,0.957082,0.6890539999999999);o: (-0.185,0.928,0.48103500000000005);f: (-0.251825,0.744246,0.557668);c: (-0.525007,0.923283,0.438);g: (-0.595001,1.233,0.468999);k: (-0.07699199999999999,0.733425,0.531662);r: (-0.500441,0.743324,0.5217109999999999);p: (0.008041,0.9296049999999999,0.68902);w: (-0.05700499999999999,1.35572,0.46601800000000004);g: (-0.7159989999999999,1.23301,0.469001);f: (-0.20802600000000002,0.7442439999999999,0.557671);k: (-0.030993,0.7334229999999999,0.530651);s: (0.071911,0.746328,0.519848);s: (0.10966,0.7466,0.505875);o: (-0.18499200000000002,0.915077,0.481025);c: (-0.66,0.9232809999999999,0.438);r: (-0.606068,0.743321,0.524829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cwpfksor</text:p>
          </table:table-cell>
          <table:table-cell table:style-name="ce1" office:value-type="string" calcext:value-type="string">
            <text:p>c,w,p,f,k,s,o,r</text:p>
          </table:table-cell>
          <table:table-cell table:style-name="ce1" office:value-type="string" calcext:value-type="string">
            <text:p>cwpzoy</text:p>
          </table:table-cell>
          <table:table-cell table:style-name="ce1" office:value-type="string" calcext:value-type="string">
            <text:p>c,w,p,z,o,y</text:p>
          </table:table-cell>
          <table:table-cell table:style-name="ce1" office:value-type="string" calcext:value-type="string">
            <text:p>c: (-0.525007,0.923283,0.438);c: (-0.66,0.9232809999999999,0.438);w: (-0.196022,1.35572,0.466005);w: (-0.05700499999999999,1.35572,0.46601800000000004);p: (0.008034,0.957082,0.6890539999999999);p: (0.008041,0.9296049999999999,0.68902);f: (-0.20802600000000002,0.7442439999999999,0.557671);f: (-0.251825,0.744246,0.557668);k: (-0.030993,0.7334229999999999,0.530651);k: (-0.07699199999999999,0.733425,0.531662);s: (0.10966,0.7466,0.505875);s: (0.146585,0.7467189999999999,0.516146);o: (-0.185,0.928,0.48103500000000005);o: (-0.18499200000000002,0.915077,0.481025);r: (-0.606068,0.743321,0.524829);r: (-0.500441,0.743324,0.5217109999999999)</text:p>
          </table:table-cell>
          <table:table-cell table:style-name="ce1" office:value-type="string" calcext:value-type="string">
            <text:p>c: (-0.525007,0.923283,0.438);c1: (-0.66,0.9232809999999999,0.438);w: (-0.196022,1.35572,0.466005);w1: (-0.05700499999999999,1.35572,0.46601800000000004);p: (0.008034,0.957082,0.6890539999999999);p1: (0.008041,0.9296049999999999,0.68902);f: (-0.20802600000000002,0.7442439999999999,0.557671);f1: (-0.251825,0.744246,0.557668);k: (-0.030993,0.7334229999999999,0.530651);k1: (-0.07699199999999999,0.733425,0.531662);s: (0.10966,0.7466,0.505875);s1: (0.146585,0.7467189999999999,0.516146);o: (-0.185,0.928,0.48103500000000005);o1: (-0.18499200000000002,0.915077,0.481025);r: (-0.606068,0.743321,0.524829);r1: (-0.500441,0.743324,0.5217109999999999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c,w,f,k,s,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85" calcext:value-type="float">
            <text:p>0.785</text:p>
          </table:table-cell>
          <table:table-cell table:style-name="ce1" table:formula="of:=LEN([.B26])" office:value-type="float" office:value="8" calcext:value-type="float">
            <text:p>8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table:formula="of:=LEN([.D26])" office:value-type="float" office:value="6" calcext:value-type="float">
            <text:p>6</text:p>
          </table:table-cell>
          <table:table-cell table:style-name="ce1" table:number-columns-repeated="1007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pwfksorc</text:p>
          </table:table-cell>
          <table:table-cell table:style-name="ce1" office:value-type="string" calcext:value-type="string">
            <text:p>p,w,f,k,s,o,r,c</text:p>
          </table:table-cell>
          <table:table-cell table:style-name="ce1" office:value-type="string" calcext:value-type="string">
            <text:p>pwzoyc</text:p>
          </table:table-cell>
          <table:table-cell table:style-name="ce1" office:value-type="string" calcext:value-type="string">
            <text:p>p,w,z,o,y,c</text:p>
          </table:table-cell>
          <table:table-cell table:style-name="ce1" office:value-type="string" calcext:value-type="string">
            <text:p>p: (0.008034,0.957082,0.6890539999999999);p: (0.008041,0.9296049999999999,0.68902);w: (-0.196022,1.35572,0.466005);w: (-0.05700499999999999,1.35572,0.46601800000000004);f: (-0.165225,0.7442479999999999,0.557615);f: (-0.20802600000000002,0.7442439999999999,0.557671);k: (-0.030993,0.7334229999999999,0.530651);k: (-0.07699199999999999,0.733425,0.531662);s: (0.10966,0.7466,0.505875);s: (0.071911,0.746328,0.519848);o: (-0.185,0.928,0.48103500000000005);o: (-0.18499200000000002,0.915077,0.481025);r: (-0.500441,0.743324,0.5217109999999999);r: (-0.606068,0.743321,0.524829);c: (-0.525007,0.923283,0.438);c: (-0.66,0.9232809999999999,0.438)</text:p>
          </table:table-cell>
          <table:table-cell table:style-name="ce1" office:value-type="string" calcext:value-type="string">
            <text:p>p: (0.008034,0.957082,0.6890539999999999);p1: (0.008041,0.9296049999999999,0.68902);w: (-0.196022,1.35572,0.466005);w1: (-0.05700499999999999,1.35572,0.46601800000000004);f: (-0.165225,0.7442479999999999,0.557615);f1: (-0.20802600000000002,0.7442439999999999,0.557671);k: (-0.030993,0.7334229999999999,0.530651);k1: (-0.07699199999999999,0.733425,0.531662);s: (0.10966,0.7466,0.505875);s1: (0.071911,0.746328,0.519848);o: (-0.185,0.928,0.48103500000000005);o1: (-0.18499200000000002,0.915077,0.481025);r: (-0.500441,0.743324,0.5217109999999999);r1: (-0.606068,0.743321,0.524829);c: (-0.525007,0.923283,0.438);c1: (-0.66,0.9232809999999999,0.438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w,f,k,s,r,c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85" calcext:value-type="float">
            <text:p>0.785</text:p>
          </table:table-cell>
          <table:table-cell table:style-name="ce1" table:formula="of:=LEN([.B27])" office:value-type="float" office:value="8" calcext:value-type="float">
            <text:p>8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table:formula="of:=LEN([.D27])" office:value-type="float" office:value="6" calcext:value-type="float">
            <text:p>6</text:p>
          </table:table-cell>
          <table:table-cell table:style-name="ce1" table:number-columns-repeated="100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pooccggwwkfkfsseerr</text:p>
          </table:table-cell>
          <table:table-cell office:value-type="string" calcext:value-type="string">
            <text:p>p,p,o,o,c,c,g,g,w,w,k,f,k,f,s,s,e,e,r,r</text:p>
          </table:table-cell>
          <table:table-cell office:value-type="string" calcext:value-type="string">
            <text:p>pocgwz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g: (-0.595001,1.233,0.468999);g: (-0.7159989999999999,1.23301,0.469001);w: (0.083,1.35572,0.466);w: (-0.05700499999999999,1.35572,0.46601800000000004);k: (-0.030993,0.7334229999999999,0.530651);f: (-0.251825,0.744246,0.557668);k: (-0.07699199999999999,0.733425,0.531662);f: (-0.20802600000000002,0.7442439999999999,0.557671);s: (0.146585,0.7467189999999999,0.516146);s: (0.10966,0.7466,0.505875);e: (-0.765776,0.742873,0.515548);e: (-0.7940520000000001,0.7428739999999999,0.503884);r: (-0.500441,0.743324,0.5217109999999999);r: (-0.606068,0.743321,0.524829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powwctgcog</text:p>
          </table:table-cell>
          <table:table-cell office:value-type="string" calcext:value-type="string">
            <text:p>p,p,o,w,w,c,t,g,c,o,g</text:p>
          </table:table-cell>
          <table:table-cell office:value-type="string" calcext:value-type="string">
            <text:p>powctgdnh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o: (-0.185,0.928,0.48103500000000005);w: (-0.196022,1.35572,0.466005);w: (-0.05700499999999999,1.35572,0.46601800000000004);c: (-0.525007,0.923283,0.438);t: (-0.649,1.52939,0.68);g: (-0.595001,1.233,0.468999);c: (-0.66,0.9232809999999999,0.438);o: (-0.18499200000000002,0.915077,0.481025);g: (-0.8379989999999999,1.233,0.468999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poowwggccpo</text:p>
          </table:table-cell>
          <table:table-cell office:value-type="string" calcext:value-type="string">
            <text:p>p,p,o,o,w,w,g,g,c,c,p,o</text:p>
          </table:table-cell>
          <table:table-cell office:value-type="string" calcext:value-type="string">
            <text:p>powgcqn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o: (-0.185,0.928,0.48103500000000005);o: (-0.18499200000000002,0.915077,0.481025);w: (-0.196022,1.35572,0.466005);w: (-0.05700499999999999,1.35572,0.46601800000000004);g: (-0.595001,1.233,0.468999);g: (-0.7159989999999999,1.23301,0.469001);c: (-0.525007,0.923283,0.438);c: (-0.66,0.9232809999999999,0.438);p: (0.008001000000000001,0.902166,0.689002);o: (-0.18499200000000002,0.90217,0.481005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pwfkt</text:p>
          </table:table-cell>
          <table:table-cell table:style-name="ce1" office:value-type="string" calcext:value-type="string">
            <text:p>p,w,f,k,t</text:p>
          </table:table-cell>
          <table:table-cell table:style-name="ce1" office:value-type="string" calcext:value-type="string">
            <text:p>pwzt</text:p>
          </table:table-cell>
          <table:table-cell table:style-name="ce1" office:value-type="string" calcext:value-type="string">
            <text:p>p,w,z,t</text:p>
          </table:table-cell>
          <table:table-cell table:style-name="ce1" office:value-type="string" calcext:value-type="string">
            <text:p>p: (0.008034,0.957082,0.6890539999999999);p: (0.008041,0.9296049999999999,0.68902);w: (-0.196022,1.35572,0.466005);w: (-0.05700499999999999,1.35572,0.46601800000000004);f: (-0.165225,0.7442479999999999,0.557615);f: (-0.20802600000000002,0.7442439999999999,0.557671);k: (0.002996,0.733422,0.533535);k: (-0.030993,0.7334229999999999,0.530651);t: (-0.649,1.52939,0.68)</text:p>
          </table:table-cell>
          <table:table-cell table:style-name="ce1" office:value-type="string" calcext:value-type="string">
            <text:p>p: (0.008034,0.957082,0.6890539999999999);p1: (0.008041,0.9296049999999999,0.68902);w: (-0.196022,1.35572,0.466005);w1: (-0.05700499999999999,1.35572,0.46601800000000004);f: (-0.165225,0.7442479999999999,0.557615);f1: (-0.20802600000000002,0.7442439999999999,0.557671);k: (0.002996,0.733422,0.533535);k1: (-0.030993,0.7334229999999999,0.530651);t: (-0.649,1.52939,0.68)</text:p>
          </table:table-cell>
          <table:table-cell table:style-name="ce1" office:value-type="string" calcext:value-type="string">
            <text:p>[-0.451354,-0.413918,0.156247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w,f,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table:formula="of:=LEN([.B32])" office:value-type="float" office:value="5" calcext:value-type="float">
            <text:p>5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table:formula="of:=LEN([.D32])" office:value-type="float" office:value="4" calcext:value-type="float">
            <text:p>4</text:p>
          </table:table-cell>
          <table:table-cell table:style-name="ce1" table:number-columns-repeated="100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pwwookffkrrgg</text:p>
          </table:table-cell>
          <table:table-cell office:value-type="string" calcext:value-type="string">
            <text:p>p,p,w,w,o,o,k,f,f,k,r,r,g,g</text:p>
          </table:table-cell>
          <table:table-cell office:value-type="string" calcext:value-type="string">
            <text:p>pwozg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w: (-0.196022,1.35572,0.466005);w: (-0.05700499999999999,1.35572,0.46601800000000004);o: (-0.185,0.928,0.48103500000000005);o: (-0.18499200000000002,0.915077,0.481025);k: (-0.07699199999999999,0.733425,0.531662);f: (-0.251825,0.744246,0.557668);f: (-0.20802600000000002,0.7442439999999999,0.557671);k: (0.002996,0.733422,0.533535);r: (-0.500441,0.743324,0.5217109999999999);r: (-0.606068,0.743321,0.524829);g: (-0.595001,1.233,0.468999);g: (-0.7159989999999999,1.23301,0.46900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opcogpgwwffkkssrr</text:p>
          </table:table-cell>
          <table:table-cell office:value-type="string" calcext:value-type="string">
            <text:p>c,o,p,c,o,g,p,g,w,w,f,f,k,k,s,s,r,r</text:p>
          </table:table-cell>
          <table:table-cell office:value-type="string" calcext:value-type="string">
            <text:p>copdngqhwz</text:p>
          </table:table-cell>
          <table:table-cell/>
          <table:table-cell table:number-columns-repeated="2" office:value-type="string" calcext:value-type="string">
            <text:p>c: (-0.66,0.9232809999999999,0.438);o: (-0.18499200000000002,0.915077,0.481025);p: (0.008034,0.957082,0.6890539999999999);c: (-0.525007,0.923283,0.438);o: (-0.185,0.928,0.48103500000000005);g: (0.393111,0.745051,-0.593776);p: (0.008001000000000001,0.902166,0.689002);g: (-0.8379989999999999,1.233,0.468999);w: (-0.196022,1.35572,0.466005);w: (-0.05700499999999999,1.35572,0.46601800000000004);f: (-0.165225,0.7442479999999999,0.557615);f: (-0.20802600000000002,0.7442439999999999,0.557671);k: (-0.07699199999999999,0.733425,0.531662);k: (-0.030993,0.7334229999999999,0.530651);s: (0.10966,0.7466,0.505875);s: (0.071911,0.746328,0.519848);r: (-0.500441,0.743324,0.5217109999999999);r: (-0.606068,0.743321,0.524829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pgsfkskfg</text:p>
          </table:table-cell>
          <table:table-cell office:value-type="string" calcext:value-type="string">
            <text:p>p,p,g,s,f,k,s,k,f,g</text:p>
          </table:table-cell>
          <table:table-cell office:value-type="string" calcext:value-type="string">
            <text:p>pgzh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g: (-0.595001,1.233,0.468999);s: (0.146585,0.7467189999999999,0.516146);f: (-0.165225,0.7442479999999999,0.557615);k: (-0.030993,0.7334229999999999,0.530651);s: (0.10966,0.7466,0.505875);k: (-0.07699199999999999,0.733425,0.531662);f: (-0.20802600000000002,0.7442439999999999,0.557671);g: (-0.7159989999999999,1.23301,0.46900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gptocccooppwwgg</text:p>
          </table:table-cell>
          <table:table-cell office:value-type="string" calcext:value-type="string">
            <text:p>w,g,p,t,o,c,c,c,o,o,p,p,w,w,g,g</text:p>
          </table:table-cell>
          <table:table-cell office:value-type="string" calcext:value-type="string">
            <text:p>wgptocnqxh</text:p>
          </table:table-cell>
          <table:table-cell/>
          <table:table-cell table:number-columns-repeated="2" office:value-type="string" calcext:value-type="string">
            <text:p>w: (0.083,1.35572,0.466);g: (-0.595001,1.233,0.468999);p: (0.008034,0.957082,0.6890539999999999);t: (-0.649,1.52939,0.68);o: (-0.185,0.928,0.48103500000000005);c: (-0.525007,0.923283,0.438);c: (-0.66,0.9232809999999999,0.438);c: (-0.7949970000000001,0.9232809999999999,0.438);o: (-0.18499200000000002,0.902176,0.48100600000000004);o: (-0.18499200000000002,0.915077,0.481025);p: (0.008001000000000001,0.902166,0.689002);p: (0.008041,0.9296049999999999,0.68902);w: (-0.196022,1.35572,0.466005);w: (-0.05700499999999999,1.35572,0.46601800000000004);g: (-0.7159989999999999,1.23301,0.469001);g: (-0.8379989999999999,1.233,0.468999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powcgre</text:p>
          </table:table-cell>
          <table:table-cell table:style-name="ce1" office:value-type="string" calcext:value-type="string">
            <text:p>p,o,w,c,g,r,e</text:p>
          </table:table-cell>
          <table:table-cell table:style-name="ce1" office:value-type="string" calcext:value-type="string">
            <text:p>powcgz</text:p>
          </table:table-cell>
          <table:table-cell table:style-name="ce1" office:value-type="string" calcext:value-type="string">
            <text:p>p,o,w,c,g,z</text:p>
          </table:table-cell>
          <table:table-cell table:style-name="ce1" office:value-type="string" calcext:value-type="string">
            <text:p>p: (0.008034,0.957082,0.6890539999999999);p: (0.008041,0.9296049999999999,0.68902);o: (-0.185,0.928,0.48103500000000005);o: (-0.18499200000000002,0.915077,0.481025);w: (0.083,1.35572,0.466);w: (-0.05700499999999999,1.35572,0.46601800000000004);c: (-0.525007,0.923283,0.438);c: (-0.66,0.9232809999999999,0.438);g: (-0.595001,1.233,0.468999);g: (-0.7159989999999999,1.23301,0.469001);r: (-0.500441,0.743324,0.5217109999999999);r: (-0.606068,0.743321,0.524829);e: (-0.7940520000000001,0.7428739999999999,0.503884);e: (-0.765776,0.742873,0.515548)</text:p>
          </table:table-cell>
          <table:table-cell table:style-name="ce1" office:value-type="string" calcext:value-type="string">
            <text:p>p: (0.008034,0.957082,0.6890539999999999);p1: (0.008041,0.9296049999999999,0.68902);o: (-0.185,0.928,0.48103500000000005);o1: (-0.18499200000000002,0.915077,0.481025);w: (0.083,1.35572,0.466);w1: (-0.05700499999999999,1.35572,0.46601800000000004);c: (-0.525007,0.923283,0.438);c1: (-0.66,0.9232809999999999,0.438);g: (-0.595001,1.233,0.468999);g1: (-0.7159989999999999,1.23301,0.469001);r: (-0.500441,0.743324,0.5217109999999999);r1: (-0.606068,0.743321,0.524829);e: (-0.7940520000000001,0.7428739999999999,0.503884);e1: (-0.765776,0.742873,0.515548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w,c,g,r,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56" calcext:value-type="float">
            <text:p>0.756</text:p>
          </table:table-cell>
          <table:table-cell table:style-name="ce1" table:formula="of:=LEN([.B37])" office:value-type="float" office:value="7" calcext:value-type="float">
            <text:p>7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table:formula="of:=LEN([.D37])" office:value-type="float" office:value="6" calcext:value-type="float">
            <text:p>6</text:p>
          </table:table-cell>
          <table:table-cell table:style-name="ce1" table:number-columns-repeated="1007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perkscwgtf</text:p>
          </table:table-cell>
          <table:table-cell table:style-name="ce1" office:value-type="string" calcext:value-type="string">
            <text:p>p,e,r,k,s,c,w,g,t,f</text:p>
          </table:table-cell>
          <table:table-cell table:style-name="ce1" office:value-type="string" calcext:value-type="string">
            <text:p>pzcwgty</text:p>
          </table:table-cell>
          <table:table-cell table:style-name="ce1" office:value-type="string" calcext:value-type="string">
            <text:p>p,z,c,w,g,t,y</text:p>
          </table:table-cell>
          <table:table-cell table:number-columns-repeated="2" table:style-name="ce1" office:value-type="string" calcext:value-type="string">
            <text:p>p: (0.008034,0.957082,0.6890539999999999);e: (-0.765776,0.742873,0.515548);r: (-0.500441,0.743324,0.5217109999999999);k: (-0.07699199999999999,0.733425,0.531662);s: (0.10966,0.7466,0.505875);c: (-0.525007,0.923283,0.438);w: (-0.196022,1.35572,0.466005);g: (-0.595001,1.233,0.468999);t: (-0.649,1.52939,0.68);f: (-0.165225,0.7442479999999999,0.557615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e,r,k,s,c,w,g,f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824" calcext:value-type="float">
            <text:p>0.824</text:p>
          </table:table-cell>
          <table:table-cell table:style-name="ce1" table:formula="of:=LEN([.B38])" office:value-type="float" office:value="10" calcext:value-type="float">
            <text:p>10</text:p>
          </table:table-cell>
          <table:table-cell table:style-name="ce1" office:value-type="float" office:value="0.756" calcext:value-type="float">
            <text:p>0.756</text:p>
          </table:table-cell>
          <table:table-cell table:style-name="ce1" table:formula="of:=LEN([.D38])" office:value-type="float" office:value="7" calcext:value-type="float">
            <text:p>7</text:p>
          </table:table-cell>
          <table:table-cell table:style-name="ce1" table:number-columns-repeated="100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pccggwwoorrkfkfss</text:p>
          </table:table-cell>
          <table:table-cell office:value-type="string" calcext:value-type="string">
            <text:p>p,p,c,c,g,g,w,w,o,o,r,r,k,f,k,f,s,s</text:p>
          </table:table-cell>
          <table:table-cell office:value-type="string" calcext:value-type="string">
            <text:p>pcgwoz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c: (-0.66,0.9232809999999999,0.438);c: (-0.525007,0.923283,0.438);g: (-0.595001,1.233,0.468999);g: (-0.7159989999999999,1.23301,0.469001);w: (-0.05700499999999999,1.35572,0.46601800000000004);w: (-0.196022,1.35572,0.466005);o: (-0.18499200000000002,0.915077,0.481025);o: (-0.185,0.928,0.48103500000000005);r: (-0.49874300000000005,0.743328,0.510292);r: (-0.604414,0.7432949999999999,0.5142939999999999);k: (-0.031067,0.733433,0.53156);f: (-0.251917,0.744236,0.558825);k: (-0.077052,0.733436,0.532504);f: (-0.20815999999999998,0.744224,0.558847);s: (0.145366,0.746552,0.517574);s: (0.108329,0.74661,0.5069819999999999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opoccggkkrr</text:p>
          </table:table-cell>
          <table:table-cell office:value-type="string" calcext:value-type="string">
            <text:p>p,o,p,o,c,c,g,g,k,k,r,r</text:p>
          </table:table-cell>
          <table:table-cell office:value-type="string" calcext:value-type="string">
            <text:p>poqncgz</text:p>
          </table:table-cell>
          <table:table-cell/>
          <table:table-cell table:number-columns-repeated="2" office:value-type="string" calcext:value-type="string">
            <text:p>p: (0.008034,0.957082,0.6890539999999999);o: (-0.185,0.928,0.48103500000000005);p: (0.008041,0.9296049999999999,0.68902);o: (-0.18499200000000002,0.915077,0.481025);c: (-0.525007,0.923283,0.438);c: (-0.66,0.9232809999999999,0.438);g: (-0.595001,1.233,0.468999);g: (-0.7159989999999999,1.23301,0.469001);k: (-0.030993,0.7334229999999999,0.530651);k: (-0.07699199999999999,0.733425,0.531662);r: (-0.500441,0.743324,0.5217109999999999);r: (-0.606068,0.743321,0.524829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wtggccfkfkssrr</text:p>
          </table:table-cell>
          <table:table-cell office:value-type="string" calcext:value-type="string">
            <text:p>p,w,t,g,g,c,c,f,k,f,k,s,s,r,r</text:p>
          </table:table-cell>
          <table:table-cell office:value-type="string" calcext:value-type="string">
            <text:p>pwtgcz</text:p>
          </table:table-cell>
          <table:table-cell/>
          <table:table-cell table:number-columns-repeated="2" office:value-type="string" calcext:value-type="string">
            <text:p>p: (0.008034,0.957082,0.6890539999999999);w: (-0.05700499999999999,1.35572,0.46601800000000004);t: (-0.649,1.52939,0.68);g: (-0.7159989999999999,1.23301,0.469001);g: (-0.595001,1.233,0.468999);c: (-0.525007,0.923283,0.438);c: (-0.7949970000000001,0.9232809999999999,0.438);f: (-0.20802600000000002,0.7442439999999999,0.557671);k: (-0.07699199999999999,0.733425,0.531662);f: (-0.165225,0.7442479999999999,0.557615);k: (-0.030993,0.7334229999999999,0.530651);s: (0.10966,0.7466,0.505875);s: (0.071911,0.746328,0.519848);r: (-0.500441,0.743324,0.5217109999999999);r: (-0.606068,0.743321,0.524829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pocwkf</text:p>
          </table:table-cell>
          <table:table-cell table:style-name="ce1" office:value-type="string" calcext:value-type="string">
            <text:p>p,o,c,w,k,f</text:p>
          </table:table-cell>
          <table:table-cell table:style-name="ce1" office:value-type="string" calcext:value-type="string">
            <text:p>pocwz</text:p>
          </table:table-cell>
          <table:table-cell table:style-name="ce1" office:value-type="string" calcext:value-type="string">
            <text:p>p,o,c,w,z</text:p>
          </table:table-cell>
          <table:table-cell table:style-name="ce1"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w: (-0.196022,1.35572,0.466005);w: (-0.05700499999999999,1.35572,0.46601800000000004);k: (-0.030993,0.7334229999999999,0.530651);k: (-0.07699199999999999,0.733425,0.531662);f: (-0.20802600000000002,0.7442439999999999,0.557671);f: (-0.165225,0.7442479999999999,0.557615)</text:p>
          </table:table-cell>
          <table:table-cell table:style-name="ce1"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w: (-0.196022,1.35572,0.466005);w1: (-0.05700499999999999,1.35572,0.46601800000000004);k: (-0.030993,0.7334229999999999,0.530651);k1: (-0.07699199999999999,0.733425,0.531662);f: (-0.20802600000000002,0.7442439999999999,0.557671);f1: (-0.165225,0.7442479999999999,0.557615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c,w,k,f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table:formula="of:=LEN([.B42])" office:value-type="float" office:value="6" calcext:value-type="float">
            <text:p>6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table:formula="of:=LEN([.D42])" office:value-type="float" office:value="5" calcext:value-type="float">
            <text:p>5</text:p>
          </table:table-cell>
          <table:table-cell table:style-name="ce1" table:number-columns-repeated="100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pgggkfkf</text:p>
          </table:table-cell>
          <table:table-cell office:value-type="string" calcext:value-type="string">
            <text:p>p,p,g,g,g,k,f,k,f</text:p>
          </table:table-cell>
          <table:table-cell office:value-type="string" calcext:value-type="string">
            <text:p>pgz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g: (-0.595001,1.233,0.468999);g: (-0.7159989999999999,1.23301,0.469001);g: (-0.8379989999999999,1.233,0.468999);k: (-0.030993,0.7334229999999999,0.530651);f: (-0.165225,0.7442479999999999,0.557615);k: (-0.07699199999999999,0.733425,0.531662);f: (-0.20802600000000002,0.7442439999999999,0.55767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cwopg</text:p>
          </table:table-cell>
          <table:table-cell table:style-name="ce1" office:value-type="string" calcext:value-type="string">
            <text:p>c,w,o,p,g</text:p>
          </table:table-cell>
          <table:table-cell table:style-name="ce1" office:value-type="string" calcext:value-type="string">
            <text:p>cwopg</text:p>
          </table:table-cell>
          <table:table-cell table:style-name="ce1" office:value-type="string" calcext:value-type="string">
            <text:p>c,w,o,p,g</text:p>
          </table:table-cell>
          <table:table-cell table:number-columns-repeated="2" table:style-name="ce1" office:value-type="string" calcext:value-type="string">
            <text:p>c: (-0.66,0.9232809999999999,0.438);w: (-0.196022,1.35572,0.466005);o: (-0.185,0.928,0.48103500000000005);p: (0.008034,0.957082,0.6890539999999999);g: (0.241356,0.78465,-0.5846140000000001)</text:p>
          </table:table-cell>
          <table:table-cell table:style-name="ce1" office:value-type="string" calcext:value-type="string">
            <text:p>[-0.451354,-0.413918,0.156247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c,w,g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table:formula="of:=LEN([.B44])" office:value-type="float" office:value="5" calcext:value-type="float">
            <text:p>5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table:formula="of:=LEN([.D44])" office:value-type="float" office:value="5" calcext:value-type="float">
            <text:p>5</text:p>
          </table:table-cell>
          <table:table-cell table:style-name="ce1" table:number-columns-repeated="100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poowwccggkfkfrr</text:p>
          </table:table-cell>
          <table:table-cell office:value-type="string" calcext:value-type="string">
            <text:p>p,p,o,o,w,w,c,c,g,g,k,f,k,f,r,r</text:p>
          </table:table-cell>
          <table:table-cell office:value-type="string" calcext:value-type="string">
            <text:p>powcgz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o: (-0.185,0.928,0.48103500000000005);o: (-0.18499200000000002,0.915077,0.481025);w: (0.083,1.35572,0.466);w: (-0.196022,1.35572,0.466005);c: (-0.66,0.9232809999999999,0.438);c: (-0.525007,0.923283,0.438);g: (-0.595001,1.233,0.468999);g: (-0.8379989999999999,1.233,0.468999);k: (-0.07699199999999999,0.733425,0.531662);f: (-0.251825,0.744246,0.557668);k: (-0.030993,0.7334229999999999,0.530651);f: (-0.20802600000000002,0.7442439999999999,0.557671);r: (-0.500441,0.743324,0.5217109999999999);r: (-0.606068,0.743321,0.524829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wwppggffkssk</text:p>
          </table:table-cell>
          <table:table-cell office:value-type="string" calcext:value-type="string">
            <text:p>w,w,p,p,g,g,f,f,k,s,s,k</text:p>
          </table:table-cell>
          <table:table-cell office:value-type="string" calcext:value-type="string">
            <text:p>wpgz</text:p>
          </table:table-cell>
          <table:table-cell/>
          <table:table-cell table:number-columns-repeated="2" office:value-type="string" calcext:value-type="string">
            <text:p>w: (-0.196022,1.35572,0.466005);w: (-0.05700499999999999,1.35572,0.46601800000000004);p: (0.008034,0.957082,0.6890539999999999);p: (0.008041,0.9296049999999999,0.68902);g: (-0.595001,1.233,0.468999);g: (-0.7159989999999999,1.23301,0.469001);f: (-0.165225,0.7442479999999999,0.557615);f: (-0.20802600000000002,0.7442439999999999,0.557671);k: (-0.030993,0.7334229999999999,0.530651);s: (0.10966,0.7466,0.505875);s: (0.146585,0.7467189999999999,0.516146);k: (-0.07699199999999999,0.733425,0.531662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ocwcpoerre</text:p>
          </table:table-cell>
          <table:table-cell office:value-type="string" calcext:value-type="string">
            <text:p>p,o,c,w,c,p,o,e,r,r,e</text:p>
          </table:table-cell>
          <table:table-cell office:value-type="string" calcext:value-type="string">
            <text:p>pocqdqnz</text:p>
          </table:table-cell>
          <table:table-cell/>
          <table:table-cell table:number-columns-repeated="2" office:value-type="string" calcext:value-type="string">
            <text:p>p: (0.008034,0.957082,0.6890539999999999);o: (-0.185,0.928,0.48103500000000005);c: (-0.525007,0.923283,0.438);w: (-0.196022,1.35572,0.466005);c: (-0.66,0.9232809999999999,0.438);p: (0.008041,0.9296049999999999,0.68902);o: (-0.18499200000000002,0.915077,0.481025);e: (-0.7940520000000001,0.7428739999999999,0.503884);r: (-0.606068,0.743321,0.524829);r: (-0.500441,0.743324,0.5217109999999999);e: (-0.765776,0.742873,0.515548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pwkf</text:p>
          </table:table-cell>
          <table:table-cell table:style-name="ce1" office:value-type="string" calcext:value-type="string">
            <text:p>p,w,k,f</text:p>
          </table:table-cell>
          <table:table-cell table:style-name="ce1" office:value-type="string" calcext:value-type="string">
            <text:p>pwz</text:p>
          </table:table-cell>
          <table:table-cell table:style-name="ce1" office:value-type="string" calcext:value-type="string">
            <text:p>p,w,z</text:p>
          </table:table-cell>
          <table:table-cell table:number-columns-repeated="2" table:style-name="ce1" office:value-type="string" calcext:value-type="string">
            <text:p>p: (0.008034,0.957082,0.6890539999999999);w: (-0.196022,1.35572,0.466005);k: (-0.030993,0.7334229999999999,0.530651);f: (-0.20802600000000002,0.7442439999999999,0.557671)</text:p>
          </table:table-cell>
          <table:table-cell table:style-name="ce1" office:value-type="string" calcext:value-type="string">
            <text:p>[-0.451354,-0.413918,0.156247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w,k,f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table:formula="of:=LEN([.B48])" office:value-type="float" office:value="4" calcext:value-type="float">
            <text:p>4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table:formula="of:=LEN([.D48])" office:value-type="float" office:value="3" calcext:value-type="float">
            <text:p>3</text:p>
          </table:table-cell>
          <table:table-cell table:style-name="ce1" table:number-columns-repeated="1007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cptgo</text:p>
          </table:table-cell>
          <table:table-cell table:style-name="ce1" office:value-type="string" calcext:value-type="string">
            <text:p>c,p,t,g,o</text:p>
          </table:table-cell>
          <table:table-cell table:style-name="ce1" office:value-type="string" calcext:value-type="string">
            <text:p>cptgo</text:p>
          </table:table-cell>
          <table:table-cell table:style-name="ce1" office:value-type="string" calcext:value-type="string">
            <text:p>c,p,t,g,o</text:p>
          </table:table-cell>
          <table:table-cell table:number-columns-repeated="2" table:style-name="ce1" office:value-type="string" calcext:value-type="string">
            <text:p>c: (-0.525007,0.923283,0.438);p: (0.008088,0.9570780000000001,0.689128);t: (-0.649,1.52939,0.68);g: (-0.595001,1.233,0.468999);o: (-0.184988,0.915076,0.48103100000000004)</text:p>
          </table:table-cell>
          <table:table-cell table:style-name="ce1" office:value-type="string" calcext:value-type="string">
            <text:p>[-0.451354,-0.413918,0.156247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c,g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table:formula="of:=LEN([.B49])" office:value-type="float" office:value="5" calcext:value-type="float">
            <text:p>5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table:formula="of:=LEN([.D49])" office:value-type="float" office:value="5" calcext:value-type="float">
            <text:p>5</text:p>
          </table:table-cell>
          <table:table-cell table:style-name="ce1" table:number-columns-repeated="1007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pooccffkksswwggrr</text:p>
          </table:table-cell>
          <table:table-cell office:value-type="string" calcext:value-type="string">
            <text:p>p,p,o,o,c,c,f,f,k,k,s,s,w,w,g,g,r,r</text:p>
          </table:table-cell>
          <table:table-cell office:value-type="string" calcext:value-type="string">
            <text:p>poczwgx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o: (-0.185,0.928,0.48103500000000005);o: (-0.18499200000000002,0.915077,0.481025);c: (-0.660004,0.923283,0.438);c: (-0.525007,0.923283,0.438);f: (-0.165225,0.7442479999999999,0.557615);f: (-0.20802600000000002,0.7442439999999999,0.557671);k: (-0.030993,0.7334229999999999,0.530651);k: (0.002996,0.733422,0.533535);s: (0.146585,0.7467189999999999,0.516146);s: (0.10966,0.7466,0.505875);w: (-0.05700499999999999,1.35572,0.46601800000000004);w: (0.083,1.35572,0.466);g: (-0.595001,1.233,0.468999);g: (-0.7159989999999999,1.23301,0.469001);r: (-0.500441,0.743324,0.5217109999999999);r: (-0.606068,0.743321,0.524829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ppoowwccfkfk</text:p>
          </table:table-cell>
          <table:table-cell office:value-type="string" calcext:value-type="string">
            <text:p>p,p,o,o,w,w,c,c,f,k,f,k</text:p>
          </table:table-cell>
          <table:table-cell office:value-type="string" calcext:value-type="string">
            <text:p>powcz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o: (-0.185,0.928,0.48103500000000005);o: (-0.18499200000000002,0.915077,0.481025);w: (-0.196022,1.35572,0.466005);w: (-0.05700499999999999,1.35572,0.46601800000000004);c: (-0.525007,0.923283,0.438);c: (-0.66,0.9232809999999999,0.438);f: (-0.165225,0.7442479999999999,0.557615);k: (-0.030993,0.7334229999999999,0.530651);f: (-0.20802600000000002,0.7442439999999999,0.557671);k: (-0.07699199999999999,0.733425,0.531662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ppwwggfkssfk</text:p>
          </table:table-cell>
          <table:table-cell office:value-type="string" calcext:value-type="string">
            <text:p>p,p,w,w,g,g,f,k,s,s,f,k</text:p>
          </table:table-cell>
          <table:table-cell office:value-type="string" calcext:value-type="string">
            <text:p>pwgz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w: (-0.196022,1.35572,0.466005);w: (-0.05700499999999999,1.35572,0.46601800000000004);g: (-0.595001,1.233,0.468999);g: (-0.7159989999999999,1.23301,0.469001);f: (-0.165225,0.7442479999999999,0.557615);k: (-0.030993,0.7334229999999999,0.530651);s: (0.146585,0.7467189999999999,0.516146);s: (0.10966,0.7466,0.505875);f: (-0.20802600000000002,0.7442439999999999,0.557671);k: (0.002996,0.733422,0.533535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gpwfks</text:p>
          </table:table-cell>
          <table:table-cell table:style-name="ce1" office:value-type="string" calcext:value-type="string">
            <text:p>g,p,w,f,k,s</text:p>
          </table:table-cell>
          <table:table-cell table:style-name="ce1" office:value-type="string" calcext:value-type="string">
            <text:p>gpwz</text:p>
          </table:table-cell>
          <table:table-cell table:style-name="ce1" office:value-type="string" calcext:value-type="string">
            <text:p>g,p,w,z</text:p>
          </table:table-cell>
          <table:table-cell table:style-name="ce1" office:value-type="string" calcext:value-type="string">
            <text:p>g: (-0.595001,1.233,0.468999);g: (-0.7159989999999999,1.23301,0.469001);p: (0.008041,0.9296049999999999,0.68902);p: (0.008034,0.957082,0.6890539999999999);w: (-0.05700499999999999,1.35572,0.46601800000000004);w: (-0.196022,1.35572,0.466005);f: (-0.251825,0.744246,0.557668);f: (-0.165225,0.7442479999999999,0.557615);k: (-0.030993,0.7334229999999999,0.530651);k: (-0.07699199999999999,0.733425,0.531662);s: (0.10966,0.7466,0.505875);s: (0.071911,0.746328,0.519848)</text:p>
          </table:table-cell>
          <table:table-cell table:style-name="ce1" office:value-type="string" calcext:value-type="string">
            <text:p>g: (-0.595001,1.233,0.468999);g1: (-0.7159989999999999,1.23301,0.469001);p: (0.008041,0.9296049999999999,0.68902);p1: (0.008034,0.957082,0.6890539999999999);w: (-0.05700499999999999,1.35572,0.46601800000000004);w1: (-0.196022,1.35572,0.466005);f: (-0.251825,0.744246,0.557668);f1: (-0.165225,0.7442479999999999,0.557615);k: (-0.030993,0.7334229999999999,0.530651);k1: (-0.07699199999999999,0.733425,0.531662);s: (0.10966,0.7466,0.505875);s1: (0.071911,0.746328,0.519848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g,w,f,k,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table:formula="of:=LEN([.B54])" office:value-type="float" office:value="6" calcext:value-type="float">
            <text:p>6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table:formula="of:=LEN([.D54])" office:value-type="float" office:value="4" calcext:value-type="float">
            <text:p>4</text:p>
          </table:table-cell>
          <table:table-cell table:style-name="ce1" table:number-columns-repeated="100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gwpw</text:p>
          </table:table-cell>
          <table:table-cell office:value-type="string" calcext:value-type="string">
            <text:p>c,g,w,p,w</text:p>
          </table:table-cell>
          <table:table-cell office:value-type="string" calcext:value-type="string">
            <text:p>cgwpx</text:p>
          </table:table-cell>
          <table:table-cell/>
          <table:table-cell table:number-columns-repeated="2" office:value-type="string" calcext:value-type="string">
            <text:p>c: (-0.525007,0.923283,0.438);g: (-0.595001,1.233,0.468999);w: (0.39989,0.799442,-0.6944);p: (0.008034,0.957082,0.6890539999999999);w: (-0.05700499999999999,1.35572,0.46601800000000004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ccwwwooopppgggtrreekfkskssff</text:p>
          </table:table-cell>
          <table:table-cell office:value-type="string" calcext:value-type="string">
            <text:p>c,c,c,w,w,w,o,o,o,p,p,p,g,g,g,t,r,r,e,e,k,f,k,s,k,s,s,f,f</text:p>
          </table:table-cell>
          <table:table-cell table:number-columns-repeated="2"/>
          <table:table-cell table:number-columns-repeated="2" office:value-type="string" calcext:value-type="string">
            <text:p>c: (-0.525007,0.923283,0.438);c: (-0.66,0.9232809999999999,0.438);c: (-0.7949970000000001,0.9232809999999999,0.438);w: (-0.05700499999999999,1.35572,0.46601800000000004);w: (-0.196022,1.35572,0.466005);w: (0.083,1.35572,0.466);o: (-0.185,0.928,0.48103500000000005);o: (-0.18499200000000002,0.915077,0.481025);o: (-0.18499200000000002,0.90217,0.481005);p: (0.008041,0.9296049999999999,0.68902);p: (0.008034,0.957082,0.6890539999999999);p: (0.008001000000000001,0.902166,0.689002);g: (-0.595001,1.233,0.468999);g: (-0.7159989999999999,1.23301,0.469001);g: (-0.8379989999999999,1.233,0.468999);t: (-0.649,1.52939,0.68);r: (-0.500441,0.743324,0.5217109999999999);r: (-0.606068,0.743321,0.524829);e: (-0.765776,0.742873,0.515548);e: (-0.7940520000000001,0.7428739999999999,0.503884);k: (-0.07699199999999999,0.733425,0.531662);f: (-0.165225,0.7442479999999999,0.557615);k: (-0.030993,0.7334229999999999,0.530651);s: (0.071911,0.746328,0.519848);k: (0.002996,0.733422,0.533535);s: (0.146585,0.7467189999999999,0.516146);s: (0.10966,0.7466,0.505875);f: (-0.20802600000000002,0.7442439999999999,0.557671);f: (-0.251825,0.744246,0.557668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1" office:value-type="string" calcext:value-type="string">
            <text:p>pocsfkw</text:p>
          </table:table-cell>
          <table:table-cell table:style-name="ce1" office:value-type="string" calcext:value-type="string">
            <text:p>p,o,c,s,f,k,w</text:p>
          </table:table-cell>
          <table:table-cell table:style-name="ce1" office:value-type="string" calcext:value-type="string">
            <text:p>poczw</text:p>
          </table:table-cell>
          <table:table-cell table:style-name="ce1" office:value-type="string" calcext:value-type="string">
            <text:p>p,o,c,z,w</text:p>
          </table:table-cell>
          <table:table-cell table:number-columns-repeated="2" table:style-name="ce1" office:value-type="string" calcext:value-type="string">
            <text:p>p: (0.008034,0.957082,0.6890539999999999);o: (-0.185,0.928,0.48103500000000005);c: (-0.7949970000000001,0.9232809999999999,0.438);s: (0.146585,0.7467189999999999,0.516146);f: (-0.251825,0.744246,0.557668);k: (-0.030993,0.7334229999999999,0.530651);w: (-0.196022,1.35572,0.466005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c,s,f,k,w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56" calcext:value-type="float">
            <text:p>0.756</text:p>
          </table:table-cell>
          <table:table-cell table:style-name="ce1" table:formula="of:=LEN([.B57])" office:value-type="float" office:value="7" calcext:value-type="float">
            <text:p>7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table:formula="of:=LEN([.D57])" office:value-type="float" office:value="5" calcext:value-type="float">
            <text:p>5</text:p>
          </table:table-cell>
          <table:table-cell table:style-name="ce1" table:number-columns-repeated="1007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ooccppwwggfkkf</text:p>
          </table:table-cell>
          <table:table-cell office:value-type="string" calcext:value-type="string">
            <text:p>o,o,c,c,p,p,w,w,g,g,f,k,k,f</text:p>
          </table:table-cell>
          <table:table-cell office:value-type="string" calcext:value-type="string">
            <text:p>ocpwgz</text:p>
          </table:table-cell>
          <table:table-cell/>
          <table:table-cell table:number-columns-repeated="2" office:value-type="string" calcext:value-type="string">
            <text:p>o: (-0.185,0.928,0.48103500000000005);o: (-0.18499200000000002,0.915077,0.481025);c: (-0.525007,0.923283,0.438);c: (-0.66,0.9232809999999999,0.438);p: (0.008034,0.957082,0.6890539999999999);p: (0.008041,0.9296049999999999,0.68902);w: (-0.196022,1.35572,0.466005);w: (-0.05700499999999999,1.35572,0.46601800000000004);g: (-0.595001,1.233,0.468999);g: (-0.7159989999999999,1.23301,0.469001);f: (-0.165225,0.7442479999999999,0.557615);k: (-0.07699199999999999,0.733425,0.531662);k: (-0.030993,0.7334229999999999,0.530651);f: (-0.20802600000000002,0.7442439999999999,0.55767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pwwggteerrkkffssoocc</text:p>
          </table:table-cell>
          <table:table-cell office:value-type="string" calcext:value-type="string">
            <text:p>p,p,w,w,g,g,t,e,e,r,r,k,k,f,f,s,s,o,o,c,c</text:p>
          </table:table-cell>
          <table:table-cell office:value-type="string" calcext:value-type="string">
            <text:p>pwgtzc</text:p>
          </table:table-cell>
          <table:table-cell/>
          <table:table-cell table:number-columns-repeated="2" office:value-type="string" calcext:value-type="string">
            <text:p>p: (0.008041,0.9296049999999999,0.68902);p: (0.008034,0.957082,0.6890539999999999);w: (-0.196022,1.35572,0.466005);w: (-0.05700499999999999,1.35572,0.46601800000000004);g: (-0.595001,1.233,0.468999);g: (-0.7159989999999999,1.23301,0.469001);t: (-0.649,1.52939,0.68);e: (-0.7940520000000001,0.7428739999999999,0.503884);e: (-0.765776,0.742873,0.515548);r: (-0.500441,0.743324,0.5217109999999999);r: (-0.606068,0.743321,0.524829);k: (-0.030993,0.7334229999999999,0.530651);k: (-0.07699199999999999,0.733425,0.531662);f: (-0.20802600000000002,0.7442439999999999,0.557671);f: (-0.165225,0.7442479999999999,0.557615);s: (0.10966,0.7466,0.505875);s: (0.071911,0.746328,0.519848);o: (-0.18499200000000002,0.915077,0.481025);o: (-0.185,0.928,0.48103500000000005);c: (-0.66,0.9232809999999999,0.438);c: (-0.525007,0.923283,0.438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style-name="ce1" office:value-type="string" calcext:value-type="string">
            <text:p>pocgwrkfs</text:p>
          </table:table-cell>
          <table:table-cell table:style-name="ce1" office:value-type="string" calcext:value-type="string">
            <text:p>p,o,c,g,w,r,k,f,s</text:p>
          </table:table-cell>
          <table:table-cell table:style-name="ce1" office:value-type="string" calcext:value-type="string">
            <text:p>pocgwz</text:p>
          </table:table-cell>
          <table:table-cell table:style-name="ce1" office:value-type="string" calcext:value-type="string">
            <text:p>p,o,c,g,w,z</text:p>
          </table:table-cell>
          <table:table-cell table:number-columns-repeated="2" table:style-name="ce1" office:value-type="string" calcext:value-type="string">
            <text:p>p: (0.008034,0.957082,0.6890539999999999);o: (-0.185,0.928,0.48103500000000005);c: (-0.525007,0.923283,0.438);g: (-0.595001,1.233,0.468999);w: (-0.196022,1.35572,0.466005);r: (-0.500441,0.743324,0.5217109999999999);k: (-0.030993,0.7334229999999999,0.530651);f: (-0.165225,0.7442479999999999,0.557615);s: (0.10966,0.7466,0.505875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c,g,w,r,k,f,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806" calcext:value-type="float">
            <text:p>0.806</text:p>
          </table:table-cell>
          <table:table-cell table:style-name="ce1" table:formula="of:=LEN([.B61])" office:value-type="float" office:value="9" calcext:value-type="float">
            <text:p>9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table:formula="of:=LEN([.D61])" office:value-type="float" office:value="6" calcext:value-type="float">
            <text:p>6</text:p>
          </table:table-cell>
          <table:table-cell table:style-name="ce1" table:number-columns-repeated="1007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tgcwpro</text:p>
          </table:table-cell>
          <table:table-cell table:style-name="ce1" office:value-type="string" calcext:value-type="string">
            <text:p>t,g,c,w,p,r,o</text:p>
          </table:table-cell>
          <table:table-cell table:style-name="ce1" office:value-type="string" calcext:value-type="string">
            <text:p>tgcwpzo</text:p>
          </table:table-cell>
          <table:table-cell table:style-name="ce1" office:value-type="string" calcext:value-type="string">
            <text:p>t,g,c,w,p,z,o</text:p>
          </table:table-cell>
          <table:table-cell table:number-columns-repeated="2" table:style-name="ce1" office:value-type="string" calcext:value-type="string">
            <text:p>t: (-0.649,1.52939,0.68);g: (-0.595001,1.233,0.468999);c: (-0.7949970000000001,0.9232809999999999,0.438);w: (-0.196022,1.35572,0.466005);p: (0.008034,0.957082,0.6890539999999999);r: (-0.500441,0.743324,0.5217109999999999);o: (-0.185,0.928,0.48103500000000005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g,c,w,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56" calcext:value-type="float">
            <text:p>0.756</text:p>
          </table:table-cell>
          <table:table-cell table:style-name="ce1" table:formula="of:=LEN([.B62])" office:value-type="float" office:value="7" calcext:value-type="float">
            <text:p>7</text:p>
          </table:table-cell>
          <table:table-cell table:style-name="ce1" office:value-type="float" office:value="0.756" calcext:value-type="float">
            <text:p>0.756</text:p>
          </table:table-cell>
          <table:table-cell table:style-name="ce1" table:formula="of:=LEN([.D62])" office:value-type="float" office:value="7" calcext:value-type="float">
            <text:p>7</text:p>
          </table:table-cell>
          <table:table-cell table:style-name="ce1" table:number-columns-repeated="100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ppooccgggkfsskfrr</text:p>
          </table:table-cell>
          <table:table-cell office:value-type="string" calcext:value-type="string">
            <text:p>p,p,o,o,c,c,g,g,g,k,f,s,s,k,f,r,r</text:p>
          </table:table-cell>
          <table:table-cell office:value-type="string" calcext:value-type="string">
            <text:p>pocgz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o: (-0.185,0.928,0.48103500000000005);o: (-0.18499200000000002,0.915077,0.481025);c: (-0.5250090000000001,0.923284,0.43800500000000003);c: (-0.66,0.9232809999999999,0.438);g: (-0.595001,1.233,0.468999);g: (-0.7159989999999999,1.23301,0.469001);g: (-0.8379989999999999,1.233,0.468999);k: (-0.030993,0.7334229999999999,0.530651);f: (-0.165225,0.7442479999999999,0.557615);s: (0.10966,0.7466,0.505875);s: (0.071911,0.746328,0.519848);k: (0.002996,0.733422,0.533535);f: (-0.20802600000000002,0.7442439999999999,0.557671);r: (-0.606068,0.743321,0.524829);r: (-0.500441,0.743324,0.5217109999999999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style-name="ce1" office:value-type="string" calcext:value-type="string">
            <text:p>pgcow</text:p>
          </table:table-cell>
          <table:table-cell table:style-name="ce1" office:value-type="string" calcext:value-type="string">
            <text:p>p,g,c,o,w</text:p>
          </table:table-cell>
          <table:table-cell table:style-name="ce1" office:value-type="string" calcext:value-type="string">
            <text:p>pgcow</text:p>
          </table:table-cell>
          <table:table-cell table:style-name="ce1" office:value-type="string" calcext:value-type="string">
            <text:p>p,g,c,o,w</text:p>
          </table:table-cell>
          <table:table-cell table:style-name="ce1" office:value-type="string" calcext:value-type="string">
            <text:p>p: (0.008034,0.957082,0.6890539999999999);p: (0.008041,0.9296049999999999,0.68902);g: (-0.595001,1.233,0.468999);g: (-0.7159989999999999,1.23301,0.469001);c: (-0.66,0.9232809999999999,0.438);c: (-0.525007,0.923283,0.438);o: (-0.18499200000000002,0.915077,0.481025);o: (-0.185,0.928,0.48103500000000005);w: (-0.196022,1.35572,0.466005);w: (-0.05700499999999999,1.35572,0.46601800000000004)</text:p>
          </table:table-cell>
          <table:table-cell table:style-name="ce1" office:value-type="string" calcext:value-type="string">
            <text:p>p: (0.008034,0.957082,0.6890539999999999);p1: (0.008041,0.9296049999999999,0.68902);g: (-0.595001,1.233,0.468999);g1: (-0.7159989999999999,1.23301,0.469001);c: (-0.66,0.9232809999999999,0.438);c1: (-0.525007,0.923283,0.438);o: (-0.18499200000000002,0.915077,0.481025);o1: (-0.185,0.928,0.48103500000000005);w: (-0.196022,1.35572,0.466005);w1: (-0.05700499999999999,1.35572,0.46601800000000004)</text:p>
          </table:table-cell>
          <table:table-cell table:style-name="ce1" office:value-type="string" calcext:value-type="string">
            <text:p>[-0.451354,-0.413918,0.156247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g,c,w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table:formula="of:=LEN([.B64])" office:value-type="float" office:value="5" calcext:value-type="float">
            <text:p>5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table:formula="of:=LEN([.D64])" office:value-type="float" office:value="5" calcext:value-type="float">
            <text:p>5</text:p>
          </table:table-cell>
          <table:table-cell table:style-name="ce1" table:number-columns-repeated="1007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1" office:value-type="string" calcext:value-type="string">
            <text:p>opwg</text:p>
          </table:table-cell>
          <table:table-cell table:style-name="ce1" office:value-type="string" calcext:value-type="string">
            <text:p>o,p,w,g</text:p>
          </table:table-cell>
          <table:table-cell table:style-name="ce1" office:value-type="string" calcext:value-type="string">
            <text:p>opwg</text:p>
          </table:table-cell>
          <table:table-cell table:style-name="ce1" office:value-type="string" calcext:value-type="string">
            <text:p>o,p,w,g</text:p>
          </table:table-cell>
          <table:table-cell table:number-columns-repeated="2" table:style-name="ce1" office:value-type="string" calcext:value-type="string">
            <text:p>o: (-0.185,0.928,0.48103500000000005);p: (0.008034,0.957082,0.6890539999999999);w: (-0.196022,1.35572,0.466005);g: (-0.595001,1.233,0.468999)</text:p>
          </table:table-cell>
          <table:table-cell table:style-name="ce1" office:value-type="string" calcext:value-type="string">
            <text:p>[-0.451354,-0.413918,0.156247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o,p,w,g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table:formula="of:=LEN([.B65])" office:value-type="float" office:value="4" calcext:value-type="float">
            <text:p>4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table:formula="of:=LEN([.D65])" office:value-type="float" office:value="4" calcext:value-type="float">
            <text:p>4</text:p>
          </table:table-cell>
          <table:table-cell table:style-name="ce1" table:number-columns-repeated="100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wpgcoowpcfksre</text:p>
          </table:table-cell>
          <table:table-cell office:value-type="string" calcext:value-type="string">
            <text:p>w,p,g,c,o,o,w,p,c,f,k,s,r,e</text:p>
          </table:table-cell>
          <table:table-cell office:value-type="string" calcext:value-type="string">
            <text:p>wpgcoxqdz</text:p>
          </table:table-cell>
          <table:table-cell/>
          <table:table-cell table:number-columns-repeated="2" office:value-type="string" calcext:value-type="string">
            <text:p>w: (-0.05700499999999999,1.35572,0.46601800000000004);p: (0.008034,0.957082,0.6890539999999999);g: (-0.595001,1.233,0.468999);c: (-0.525007,0.923283,0.438);o: (-0.185,0.928,0.48103500000000005);o: (-0.18499200000000002,0.915077,0.481025);w: (-0.196022,1.35572,0.466005);p: (0.008041,0.9296049999999999,0.68902);c: (-0.66,0.9232809999999999,0.438);f: (-0.165225,0.7442479999999999,0.557615);k: (-0.030993,0.7334229999999999,0.530651);s: (0.10966,0.7466,0.505875);r: (-0.500441,0.743324,0.5217109999999999);e: (-0.765776,0.742873,0.515548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1" office:value-type="string" calcext:value-type="string">
            <text:p>re</text:p>
          </table:table-cell>
          <table:table-cell table:style-name="ce1" office:value-type="string" calcext:value-type="string">
            <text:p>r,e</text:p>
          </table:table-cell>
          <table:table-cell table:style-name="ce1" office:value-type="string" calcext:value-type="string">
            <text:p>re</text:p>
          </table:table-cell>
          <table:table-cell table:style-name="ce1" office:value-type="string" calcext:value-type="string">
            <text:p>r,e</text:p>
          </table:table-cell>
          <table:table-cell table:number-columns-repeated="2" table:style-name="ce1" office:value-type="string" calcext:value-type="string">
            <text:p>r: (-0.606068,0.743321,0.524829);e: (-0.7940520000000001,0.7428739999999999,0.503884)</text:p>
          </table:table-cell>
          <table:table-cell table:style-name="ce1" office:value-type="string" calcext:value-type="string">
            <text:p>[-0.451354,-0.413918,0.156247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r,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table:formula="of:=LEN([.B67])" office:value-type="float" office:value="2" calcext:value-type="float">
            <text:p>2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table:formula="of:=LEN([.D67])" office:value-type="float" office:value="2" calcext:value-type="float">
            <text:p>2</text:p>
          </table:table-cell>
          <table:table-cell table:style-name="ce1" table:number-columns-repeated="1007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ptwgfks</text:p>
          </table:table-cell>
          <table:table-cell table:style-name="ce1" office:value-type="string" calcext:value-type="string">
            <text:p>p,t,w,g,f,k,s</text:p>
          </table:table-cell>
          <table:table-cell table:style-name="ce1" office:value-type="string" calcext:value-type="string">
            <text:p>ptwgz</text:p>
          </table:table-cell>
          <table:table-cell table:style-name="ce1" office:value-type="string" calcext:value-type="string">
            <text:p>p,t,w,g,z</text:p>
          </table:table-cell>
          <table:table-cell table:style-name="ce1" office:value-type="string" calcext:value-type="string">
            <text:p>p: (0.008034,0.957082,0.6890539999999999);p: (0.008041,0.9296049999999999,0.68902);t: (-0.649,1.52939,0.68);w: (-0.196022,1.35572,0.466005);w: (-0.05700499999999999,1.35572,0.46601800000000004);g: (-0.8379989999999999,1.233,0.468999);g: (-0.595001,1.233,0.468999);f: (-0.251825,0.744246,0.557668);f: (-0.20802600000000002,0.7442439999999999,0.557671);k: (-0.07699199999999999,0.733425,0.531662);k: (-0.030993,0.7334229999999999,0.530651);s: (0.071911,0.746328,0.519848);s: (0.10966,0.7466,0.505875)</text:p>
          </table:table-cell>
          <table:table-cell table:style-name="ce1" office:value-type="string" calcext:value-type="string">
            <text:p>p: (0.008034,0.957082,0.6890539999999999);p1: (0.008041,0.9296049999999999,0.68902);t: (-0.649,1.52939,0.68);w: (-0.196022,1.35572,0.466005);w1: (-0.05700499999999999,1.35572,0.46601800000000004);g: (-0.8379989999999999,1.233,0.468999);g1: (-0.595001,1.233,0.468999);f: (-0.251825,0.744246,0.557668);f1: (-0.20802600000000002,0.7442439999999999,0.557671);k: (-0.07699199999999999,0.733425,0.531662);k1: (-0.030993,0.7334229999999999,0.530651);s: (0.071911,0.746328,0.519848);s1: (0.10966,0.7466,0.505875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w,g,f,k,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56" calcext:value-type="float">
            <text:p>0.756</text:p>
          </table:table-cell>
          <table:table-cell table:style-name="ce1" table:formula="of:=LEN([.B68])" office:value-type="float" office:value="7" calcext:value-type="float">
            <text:p>7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table:formula="of:=LEN([.D68])" office:value-type="float" office:value="5" calcext:value-type="float">
            <text:p>5</text:p>
          </table:table-cell>
          <table:table-cell table:style-name="ce1" table:number-columns-repeated="100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ppooccrrfkfk</text:p>
          </table:table-cell>
          <table:table-cell office:value-type="string" calcext:value-type="string">
            <text:p>p,p,o,o,c,c,r,r,f,k,f,k</text:p>
          </table:table-cell>
          <table:table-cell office:value-type="string" calcext:value-type="string">
            <text:p>pocz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r: (-0.500441,0.743324,0.5217109999999999);r: (-0.606068,0.743321,0.524829);f: (-0.165225,0.7442479999999999,0.557615);k: (-0.030993,0.7334229999999999,0.530651);f: (-0.20802600000000002,0.7442439999999999,0.557671);k: (-0.07699199999999999,0.733425,0.531662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string" calcext:value-type="string">
            <text:p>pockr</text:p>
          </table:table-cell>
          <table:table-cell table:style-name="ce1" office:value-type="string" calcext:value-type="string">
            <text:p>p,o,c,k,r</text:p>
          </table:table-cell>
          <table:table-cell table:style-name="ce1" office:value-type="string" calcext:value-type="string">
            <text:p>pocz</text:p>
          </table:table-cell>
          <table:table-cell table:style-name="ce1" office:value-type="string" calcext:value-type="string">
            <text:p>p,o,c,z</text:p>
          </table:table-cell>
          <table:table-cell table:style-name="ce1" office:value-type="string" calcext:value-type="string">
            <text:p>p: (0.008041,0.9296049999999999,0.68902);p: (0.008034,0.957082,0.6890539999999999);o: (-0.185,0.928,0.48103500000000005);o: (-0.18499200000000002,0.915077,0.481025);c: (-0.525007,0.923283,0.438);c: (-0.66,0.9232809999999999,0.438);k: (0.002996,0.733422,0.533535);k: (-0.030993,0.7334229999999999,0.530651);r: (-0.500441,0.743324,0.5217109999999999);r: (-0.606068,0.743321,0.524829)</text:p>
          </table:table-cell>
          <table:table-cell table:style-name="ce1" office:value-type="string" calcext:value-type="string">
            <text:p>p: (0.008041,0.9296049999999999,0.68902);p1: (0.008034,0.957082,0.6890539999999999);o: (-0.185,0.928,0.48103500000000005);o1: (-0.18499200000000002,0.915077,0.481025);c: (-0.525007,0.923283,0.438);c1: (-0.66,0.9232809999999999,0.438);k: (0.002996,0.733422,0.533535);k1: (-0.030993,0.7334229999999999,0.530651);r: (-0.500441,0.743324,0.5217109999999999);r1: (-0.606068,0.743321,0.524829)</text:p>
          </table:table-cell>
          <table:table-cell table:style-name="ce1" office:value-type="string" calcext:value-type="string">
            <text:p>[-0.451354,-0.413918,0.156247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c,k,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table:formula="of:=LEN([.B70])" office:value-type="float" office:value="5" calcext:value-type="float">
            <text:p>5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table:formula="of:=LEN([.D70])" office:value-type="float" office:value="4" calcext:value-type="float">
            <text:p>4</text:p>
          </table:table-cell>
          <table:table-cell table:style-name="ce1" table:number-columns-repeated="100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poocckfskfswwggrree</text:p>
          </table:table-cell>
          <table:table-cell office:value-type="string" calcext:value-type="string">
            <text:p>p,p,o,o,c,c,k,f,s,k,f,s,w,w,g,g,r,r,e,e</text:p>
          </table:table-cell>
          <table:table-cell office:value-type="string" calcext:value-type="string">
            <text:p>pocz</text:p>
          </table:table-cell>
          <table:table-cell/>
          <table:table-cell table:number-columns-repeated="2" office:value-type="string" calcext:value-type="string">
            <text:p>p: (0.07663500000000001,0.902365,0.447553);p: (0.008823000000000001,0.929933,0.695141);o: (-0.18504,0.928154,0.48110299999999995);o: (-0.185004,0.9149219999999999,0.481049);c: (-0.490726,0.923284,0.44605);c: (-0.7949970000000001,0.9232809999999999,0.438);k: (-0.00277,0.7334350000000001,0.541497);f: (-0.190751,0.744224,0.552776);s: (0.10772000000000001,0.746711,0.516266);k: (-0.040202999999999996,0.733436,0.538085);f: (-0.144938,0.74432,0.554982);s: (0.14089100000000002,0.74721,0.521008);w: (0.098938,1.35572,0.44436400000000004);w: (-0.068993,1.35572,0.46785600000000005);g: (-0.595001,1.233,0.468999);g: (-0.7159989999999999,1.23301,0.469001);r: (-0.606068,0.743321,0.524829);r: (-0.500441,0.743324,0.5217109999999999);e: (-0.765776,0.742873,0.515548);e: (-0.7940520000000001,0.7428739999999999,0.503884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gpcowpgpwwccoog</text:p>
          </table:table-cell>
          <table:table-cell office:value-type="string" calcext:value-type="string">
            <text:p>t,g,p,c,o,w,p,g,p,w,w,c,c,o,o,g</text:p>
          </table:table-cell>
          <table:table-cell office:value-type="string" calcext:value-type="string">
            <text:p>poczwgx</text:p>
          </table:table-cell>
          <table:table-cell/>
          <table:table-cell table:number-columns-repeated="2" office:value-type="string" calcext:value-type="string">
            <text:p>t: (-0.6427069999999999,1.5358,0.680133);g: (-0.595001,1.233,0.468999);p: (0.008034,0.957082,0.6890539999999999);c: (-0.525007,0.923283,0.438);o: (-0.185,0.928,0.48103500000000005);w: (-0.05700499999999999,1.35572,0.46601800000000004);p: (0.008041,0.9296049999999999,0.68902);g: (-0.7159989999999999,1.23301,0.469001);p: (0.008001000000000001,0.902166,0.689002);w: (-0.196022,1.35572,0.466005);w: (0.083,1.35572,0.466);c: (-0.66,0.9232809999999999,0.438);c: (-0.7949970000000001,0.9232809999999999,0.438);o: (-0.18499200000000002,0.915077,0.481025);o: (-0.18499200000000002,0.90217,0.481005);g: (-0.8379989999999999,1.233,0.468999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string" calcext:value-type="string">
            <text:p>gwpfrkst</text:p>
          </table:table-cell>
          <table:table-cell table:style-name="ce1" office:value-type="string" calcext:value-type="string">
            <text:p>g,w,p,f,r,k,s,t</text:p>
          </table:table-cell>
          <table:table-cell table:style-name="ce1" office:value-type="string" calcext:value-type="string">
            <text:p>gwpzt</text:p>
          </table:table-cell>
          <table:table-cell table:style-name="ce1" office:value-type="string" calcext:value-type="string">
            <text:p>g,w,p,z,t</text:p>
          </table:table-cell>
          <table:table-cell table:number-columns-repeated="2" table:style-name="ce1" office:value-type="string" calcext:value-type="string">
            <text:p>g: (-0.595001,1.233,0.468999);w: (-0.196022,1.35572,0.466005);p: (0.008034,0.957082,0.6890539999999999);f: (-0.20802600000000002,0.7442439999999999,0.557671);r: (-0.500441,0.743324,0.5217109999999999);k: (0.002996,0.733422,0.533535);s: (0.10966,0.7466,0.505875);t: (-0.649,1.52939,0.68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g,w,f,r,k,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85" calcext:value-type="float">
            <text:p>0.785</text:p>
          </table:table-cell>
          <table:table-cell table:style-name="ce1" table:formula="of:=LEN([.B73])" office:value-type="float" office:value="8" calcext:value-type="float">
            <text:p>8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table:formula="of:=LEN([.D73])" office:value-type="float" office:value="5" calcext:value-type="float">
            <text:p>5</text:p>
          </table:table-cell>
          <table:table-cell table:style-name="ce1" table:number-columns-repeated="100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pfkfkssgg</text:p>
          </table:table-cell>
          <table:table-cell office:value-type="string" calcext:value-type="string">
            <text:p>p,p,f,k,f,k,s,s,g,g</text:p>
          </table:table-cell>
          <table:table-cell office:value-type="string" calcext:value-type="string">
            <text:p>pzg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f: (-0.251825,0.744246,0.557668);k: (-0.030993,0.7334229999999999,0.530651);f: (-0.20802600000000002,0.7442439999999999,0.557671);k: (-0.07699199999999999,0.733425,0.531662);s: (0.10966,0.7466,0.505875);s: (0.071911,0.746328,0.519848);g: (-0.595001,1.233,0.468999);g: (-0.7159989999999999,1.23301,0.46900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ppwwoogssffkkg</text:p>
          </table:table-cell>
          <table:table-cell office:value-type="string" calcext:value-type="string">
            <text:p>p,p,w,w,o,o,g,s,s,f,f,k,k,g</text:p>
          </table:table-cell>
          <table:table-cell office:value-type="string" calcext:value-type="string">
            <text:p>pwogzh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w: (-0.196022,1.35572,0.466005);w: (-0.05700499999999999,1.35572,0.46601800000000004);o: (-0.185,0.928,0.48103500000000005);o: (-0.18499200000000002,0.915077,0.481025);g: (-0.595001,1.233,0.468999);s: (0.10966,0.7466,0.505875);s: (0.146585,0.7467189999999999,0.516146);f: (-0.20802600000000002,0.7442439999999999,0.557671);f: (-0.165225,0.7442479999999999,0.557615);k: (0.002996,0.733422,0.533535);k: (-0.07699199999999999,0.733425,0.531662);g: (-0.7159989999999999,1.23301,0.46900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style-name="ce1" office:value-type="string" calcext:value-type="string">
            <text:p>pwkf</text:p>
          </table:table-cell>
          <table:table-cell table:style-name="ce1" office:value-type="string" calcext:value-type="string">
            <text:p>p,w,k,f</text:p>
          </table:table-cell>
          <table:table-cell table:style-name="ce1" office:value-type="string" calcext:value-type="string">
            <text:p>pwz</text:p>
          </table:table-cell>
          <table:table-cell table:style-name="ce1" office:value-type="string" calcext:value-type="string">
            <text:p>p,w,z</text:p>
          </table:table-cell>
          <table:table-cell table:style-name="ce1" office:value-type="string" calcext:value-type="string">
            <text:p>p: (0.008034,0.957082,0.6890539999999999);p: (0.008041,0.9296049999999999,0.68902);w: (-0.196022,1.35572,0.466005);w: (-0.05700499999999999,1.35572,0.46601800000000004);k: (0.002996,0.733422,0.533535);k: (-0.030993,0.7334229999999999,0.530651);f: (-0.20802600000000002,0.7442439999999999,0.557671);f: (-0.251825,0.744246,0.557668)</text:p>
          </table:table-cell>
          <table:table-cell table:style-name="ce1" office:value-type="string" calcext:value-type="string">
            <text:p>p: (0.008034,0.957082,0.6890539999999999);p1: (0.008041,0.9296049999999999,0.68902);w: (-0.196022,1.35572,0.466005);w1: (-0.05700499999999999,1.35572,0.46601800000000004);k: (0.002996,0.733422,0.533535);k1: (-0.030993,0.7334229999999999,0.530651);f: (-0.20802600000000002,0.7442439999999999,0.557671);f1: (-0.251825,0.744246,0.557668)</text:p>
          </table:table-cell>
          <table:table-cell table:style-name="ce1" office:value-type="string" calcext:value-type="string">
            <text:p>[-0.451354,-0.413918,0.156247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w,k,f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table:formula="of:=LEN([.B76])" office:value-type="float" office:value="4" calcext:value-type="float">
            <text:p>4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table:formula="of:=LEN([.D76])" office:value-type="float" office:value="3" calcext:value-type="float">
            <text:p>3</text:p>
          </table:table-cell>
          <table:table-cell table:style-name="ce1" table:number-columns-repeated="100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wwppooccoskfsfk</text:p>
          </table:table-cell>
          <table:table-cell office:value-type="string" calcext:value-type="string">
            <text:p>g,w,w,p,p,o,o,c,c,o,s,k,f,s,f,k</text:p>
          </table:table-cell>
          <table:table-cell office:value-type="string" calcext:value-type="string">
            <text:p>gwpocnz</text:p>
          </table:table-cell>
          <table:table-cell/>
          <table:table-cell table:number-columns-repeated="2" office:value-type="string" calcext:value-type="string">
            <text:p>g: (-0.595001,1.233,0.468999);w: (-0.05700499999999999,1.35572,0.46601800000000004);w: (-0.196022,1.35572,0.466005);p: (0.008041,0.9296049999999999,0.68902);p: (0.008034,0.957082,0.6890539999999999);o: (-0.187556,0.9276059999999999,0.4821);o: (-0.186175,0.914906,0.48156499999999997);c: (-0.525007,0.923283,0.438);c: (-0.66,0.9232809999999999,0.438);o: (-0.185123,0.9022049999999999,0.4809);s: (0.146585,0.7467189999999999,0.516146);k: (0.002996,0.733422,0.533535);f: (-0.20802600000000002,0.7442439999999999,0.557671);s: (0.10966,0.7466,0.505875);f: (-0.251825,0.744246,0.557668);k: (-0.030993,0.7334229999999999,0.53065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wwtppcoockfkf</text:p>
          </table:table-cell>
          <table:table-cell office:value-type="string" calcext:value-type="string">
            <text:p>w,w,t,p,p,c,o,o,c,k,f,k,f</text:p>
          </table:table-cell>
          <table:table-cell office:value-type="string" calcext:value-type="string">
            <text:p>wtpcodz</text:p>
          </table:table-cell>
          <table:table-cell/>
          <table:table-cell table:number-columns-repeated="2" office:value-type="string" calcext:value-type="string">
            <text:p>w: (-0.195734,1.35574,0.466135);w: (-0.05700499999999999,1.35572,0.46601800000000004);t: (-0.649,1.52939,0.68);p: (0.008034,0.957082,0.6890539999999999);p: (0.008041,0.9296049999999999,0.68902);c: (-0.66,0.9232809999999999,0.438);o: (-0.185,0.928,0.48103500000000005);o: (-0.18499200000000002,0.915077,0.481025);c: (-0.525007,0.923283,0.438);k: (-0.030993,0.7334229999999999,0.530651);f: (-0.20802600000000002,0.7442439999999999,0.557671);k: (-0.07699199999999999,0.733425,0.531662);f: (-0.165225,0.7442479999999999,0.557615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wwppggfkfkrree</text:p>
          </table:table-cell>
          <table:table-cell office:value-type="string" calcext:value-type="string">
            <text:p>w,w,p,p,g,g,f,k,f,k,r,r,e,e</text:p>
          </table:table-cell>
          <table:table-cell office:value-type="string" calcext:value-type="string">
            <text:p>wpgz</text:p>
          </table:table-cell>
          <table:table-cell/>
          <table:table-cell table:number-columns-repeated="2" office:value-type="string" calcext:value-type="string">
            <text:p>w: (-0.196022,1.35572,0.466005);w: (-0.05700499999999999,1.35572,0.46601800000000004);p: (0.008034,0.957082,0.6890539999999999);p: (0.008041,0.9296049999999999,0.68902);g: (-0.595001,1.233,0.468999);g: (-0.7159989999999999,1.23301,0.469001);f: (-0.165225,0.7442479999999999,0.557615);k: (-0.07699199999999999,0.733425,0.531662);f: (-0.20802600000000002,0.7442439999999999,0.557671);k: (-0.030993,0.7334229999999999,0.530651);r: (-0.606068,0.743321,0.524829);r: (-0.500441,0.743324,0.5217109999999999);e: (-0.765776,0.742873,0.515548);e: (-0.7940520000000001,0.7428739999999999,0.503884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ppococwwtrrfkfkgg</text:p>
          </table:table-cell>
          <table:table-cell office:value-type="string" calcext:value-type="string">
            <text:p>p,p,o,c,o,c,w,w,t,r,r,f,k,f,k,g,g</text:p>
          </table:table-cell>
          <table:table-cell office:value-type="string" calcext:value-type="string">
            <text:p>pocnwtzg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o: (-0.185,0.928,0.48103500000000005);c: (-0.525007,0.923283,0.438);o: (-0.18499200000000002,0.915077,0.481025);c: (-0.66,0.9232809999999999,0.438);w: (-0.196022,1.35572,0.466005);w: (-0.05700499999999999,1.35572,0.46601800000000004);t: (-0.649,1.52939,0.68);r: (-0.500441,0.743324,0.5217109999999999);r: (-0.606068,0.743321,0.524829);f: (-0.165225,0.7442479999999999,0.557615);k: (-0.07699199999999999,0.733425,0.531662);f: (-0.20802600000000002,0.7442439999999999,0.557671);k: (-0.030993,0.7334229999999999,0.530651);g: (-0.595001,1.233,0.468999);g: (-0.7159989999999999,1.23301,0.46900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ppwwooccfksfksrr</text:p>
          </table:table-cell>
          <table:table-cell office:value-type="string" calcext:value-type="string">
            <text:p>p,p,w,w,o,o,c,c,f,k,s,f,k,s,r,r</text:p>
          </table:table-cell>
          <table:table-cell office:value-type="string" calcext:value-type="string">
            <text:p>pwocz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w: (-0.196022,1.35572,0.466005);w: (-0.05700499999999999,1.35572,0.46601800000000004);o: (-0.185,0.928,0.48103500000000005);o: (-0.18499200000000002,0.915077,0.481025);c: (-0.525007,0.923283,0.438);c: (-0.66,0.9232809999999999,0.438);f: (-0.251825,0.744246,0.557668);k: (-0.07699199999999999,0.733425,0.531662);s: (0.10966,0.7466,0.505875);f: (-0.20802600000000002,0.7442439999999999,0.557671);k: (-0.030993,0.7334229999999999,0.530651);s: (0.071911,0.746328,0.519848);r: (-0.606068,0.743321,0.524829);r: (-0.500441,0.743324,0.5217109999999999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1" office:value-type="string" calcext:value-type="string">
            <text:p>pwgerks</text:p>
          </table:table-cell>
          <table:table-cell table:style-name="ce1" office:value-type="string" calcext:value-type="string">
            <text:p>p,w,g,e,r,k,s</text:p>
          </table:table-cell>
          <table:table-cell table:style-name="ce1" office:value-type="string" calcext:value-type="string">
            <text:p>pwgz</text:p>
          </table:table-cell>
          <table:table-cell table:style-name="ce1" office:value-type="string" calcext:value-type="string">
            <text:p>p,w,g,z</text:p>
          </table:table-cell>
          <table:table-cell table:style-name="ce1" office:value-type="string" calcext:value-type="string">
            <text:p>p: (0.008034,0.957082,0.6890539999999999);p: (0.008041,0.9296049999999999,0.68902);w: (0.083,1.35572,0.466);w: (-0.05700499999999999,1.35572,0.46601800000000004);g: (-0.7159989999999999,1.23301,0.469001);g: (-0.595001,1.233,0.468999);e: (-0.765776,0.742873,0.515548);e: (-0.7940520000000001,0.7428739999999999,0.503884);r: (-0.500441,0.743324,0.5217109999999999);r: (-0.606068,0.743321,0.524829);k: (-0.030993,0.7334229999999999,0.530651);k: (-0.07699199999999999,0.733425,0.531662);s: (0.146585,0.7467189999999999,0.516146);s: (0.10966,0.7466,0.505875)</text:p>
          </table:table-cell>
          <table:table-cell table:style-name="ce1" office:value-type="string" calcext:value-type="string">
            <text:p>p: (0.008034,0.957082,0.6890539999999999);p1: (0.008041,0.9296049999999999,0.68902);w: (0.083,1.35572,0.466);w1: (-0.05700499999999999,1.35572,0.46601800000000004);g: (-0.7159989999999999,1.23301,0.469001);g1: (-0.595001,1.233,0.468999);e: (-0.765776,0.742873,0.515548);e1: (-0.7940520000000001,0.7428739999999999,0.503884);r: (-0.500441,0.743324,0.5217109999999999);r1: (-0.606068,0.743321,0.524829);k: (-0.030993,0.7334229999999999,0.530651);k1: (-0.07699199999999999,0.733425,0.531662);s: (0.146585,0.7467189999999999,0.516146);s1: (0.10966,0.7466,0.505875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w,g,e,r,k,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56" calcext:value-type="float">
            <text:p>0.756</text:p>
          </table:table-cell>
          <table:table-cell table:style-name="ce1" table:formula="of:=LEN([.B82])" office:value-type="float" office:value="7" calcext:value-type="float">
            <text:p>7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table:formula="of:=LEN([.D82])" office:value-type="float" office:value="4" calcext:value-type="float">
            <text:p>4</text:p>
          </table:table-cell>
          <table:table-cell table:style-name="ce1" table:number-columns-repeated="100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ppoocctfkfkrrwwg</text:p>
          </table:table-cell>
          <table:table-cell office:value-type="string" calcext:value-type="string">
            <text:p>p,p,o,o,c,c,t,f,k,f,k,r,r,w,w,g</text:p>
          </table:table-cell>
          <table:table-cell office:value-type="string" calcext:value-type="string">
            <text:p>poctzwg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o: (-0.185,0.928,0.48103500000000005);o: (-0.18499200000000002,0.915077,0.481025);c: (-0.7949970000000001,0.9232809999999999,0.438);c: (-0.66,0.9232809999999999,0.438);t: (-0.649,1.52939,0.68);f: (-0.20802600000000002,0.7442439999999999,0.557671);k: (-0.07699199999999999,0.733425,0.531662);f: (-0.165225,0.7442479999999999,0.557615);k: (-0.030993,0.7334229999999999,0.530651);r: (-0.606068,0.743321,0.524829);r: (-0.500441,0.743324,0.5217109999999999);w: (-0.196022,1.35572,0.466005);w: (-0.05700499999999999,1.35572,0.46601800000000004);g: (-0.595001,1.233,0.468999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pwfksocr</text:p>
          </table:table-cell>
          <table:table-cell table:style-name="ce1" office:value-type="string" calcext:value-type="string">
            <text:p>p,w,f,k,s,o,c,r</text:p>
          </table:table-cell>
          <table:table-cell table:style-name="ce1" office:value-type="string" calcext:value-type="string">
            <text:p>pwzocy</text:p>
          </table:table-cell>
          <table:table-cell table:style-name="ce1" office:value-type="string" calcext:value-type="string">
            <text:p>p,w,z,o,c,y</text:p>
          </table:table-cell>
          <table:table-cell table:style-name="ce1" office:value-type="string" calcext:value-type="string">
            <text:p>p: (0.008034,0.957082,0.6890539999999999);p: (0.008041,0.9296049999999999,0.68902);w: (-0.05700499999999999,1.35572,0.46601800000000004);w: (-0.196022,1.35572,0.466005);f: (-0.20802600000000002,0.7442439999999999,0.557671);f: (-0.251825,0.744246,0.557668);k: (-0.030993,0.7334229999999999,0.530651);k: (-0.07699199999999999,0.733425,0.531662);s: (0.10966,0.7466,0.505875);s: (0.071911,0.746328,0.519848);o: (-0.18499200000000002,0.915077,0.481025);o: (-0.185,0.928,0.48103500000000005);c: (-0.525007,0.923283,0.438);c: (-0.66,0.9232809999999999,0.438);r: (-0.500441,0.743324,0.5217109999999999);r: (-0.606068,0.743321,0.524829)</text:p>
          </table:table-cell>
          <table:table-cell table:style-name="ce1" office:value-type="string" calcext:value-type="string">
            <text:p>p: (0.008034,0.957082,0.6890539999999999);p1: (0.008041,0.9296049999999999,0.68902);w: (-0.05700499999999999,1.35572,0.46601800000000004);w1: (-0.196022,1.35572,0.466005);f: (-0.20802600000000002,0.7442439999999999,0.557671);f1: (-0.251825,0.744246,0.557668);k: (-0.030993,0.7334229999999999,0.530651);k1: (-0.07699199999999999,0.733425,0.531662);s: (0.10966,0.7466,0.505875);s1: (0.071911,0.746328,0.519848);o: (-0.18499200000000002,0.915077,0.481025);o1: (-0.185,0.928,0.48103500000000005);c: (-0.525007,0.923283,0.438);c1: (-0.66,0.9232809999999999,0.438);r: (-0.500441,0.743324,0.5217109999999999);r1: (-0.606068,0.743321,0.524829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w,f,k,s,c,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85" calcext:value-type="float">
            <text:p>0.785</text:p>
          </table:table-cell>
          <table:table-cell table:style-name="ce1" table:formula="of:=LEN([.B84])" office:value-type="float" office:value="8" calcext:value-type="float">
            <text:p>8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table:formula="of:=LEN([.D84])" office:value-type="float" office:value="6" calcext:value-type="float">
            <text:p>6</text:p>
          </table:table-cell>
          <table:table-cell table:style-name="ce1" table:number-columns-repeated="1007"/>
        </table:table-row>
        <table:table-row table:style-name="ro1" table:number-rows-repeated="3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1"/>
          <table:table-cell table:style-name="Default"/>
          <table:table-cell/>
          <table:table-cell table:formula="of:=SUM([.N2:.N84])/29" office:value-type="float" office:value="0.706137931034483" calcext:value-type="float">
            <text:p>0.706137931034483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 style:data-style-name="N2" text:time-value="09:13:31.8056110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15T08:55:41.659369790</dc:date>
    <meta:editing-duration>P3DT1H53M10S</meta:editing-duration>
    <meta:editing-cycles>12</meta:editing-cycles>
    <meta:generator>LibreOffice/6.0.7.3$Linux_X86_64 LibreOffice_project/00m0$Build-3</meta:generator>
    <meta:document-statistic meta:table-count="1" meta:cell-count="873" meta:object-count="0"/>
  </office:meta>
</office:document-meta>
</file>